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D2000000D21B06E1ED.png" manifest:media-type="image/png"/>
  <manifest:file-entry manifest:full-path="Pictures/10000001000000D2000000D26CC38F11.png" manifest:media-type="image/png"/>
  <manifest:file-entry manifest:full-path="Pictures/10000001000000C0000000C0B3431DD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 svg:font-family="Calibri" style:font-family-generic="swiss"/>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face style:name="Open sans" svg:font-family="'Open sans'" style:font-family-generic="swiss"/>
    <style:font-face style:name="OpenSymbol" svg:font-family="OpenSymbol" style:font-charset="x-symbol"/>
    <style:font-face style:name="Source Code Pro Black" svg:font-family="'Source Code Pro Black'"/>
  </office:font-face-decls>
  <office:automatic-styles>
    <style:style style:name="Table2" style:family="table">
      <style:table-properties style:width="17.595cm" fo:margin-left="0cm" table:align="left"/>
    </style:style>
    <style:style style:name="Table2.A" style:family="table-column">
      <style:table-column-properties style:column-width="5.9cm"/>
    </style:style>
    <style:style style:name="Table2.B" style:family="table-column">
      <style:table-column-properties style:column-width="0.318cm"/>
    </style:style>
    <style:style style:name="Table2.C" style:family="table-column">
      <style:table-column-properties style:column-width="11.377cm"/>
    </style:style>
    <style:style style:name="Table2.1" style:family="table-row">
      <style:table-row-properties style:min-row-height="0.794cm"/>
    </style:style>
    <style:style style:name="Table2.A1" style:family="table-cell">
      <style:table-cell-properties fo:background-color="transparent" fo:padding="0.097cm" fo:border="none">
        <style:background-image/>
      </style:table-cell-properties>
    </style:style>
    <style:style style:name="Table2.B1" style:family="table-cell">
      <style:table-cell-properties fo:background-color="#ffffff" fo:padding="0.097cm" fo:border="none">
        <style:background-image/>
      </style:table-cell-properties>
    </style:style>
    <style:style style:name="Table2.C1" style:family="table-cell">
      <style:table-cell-properties style:vertical-align="middle" fo:background-color="#dddddd" fo:padding="0.097cm" fo:border="none">
        <style:background-image/>
      </style:table-cell-properties>
    </style:style>
    <style:style style:name="Table2.2" style:family="table-row">
      <style:table-row-properties style:min-row-height="1.804cm"/>
    </style:style>
    <style:style style:name="Table2.A2" style:family="table-cell">
      <style:table-cell-properties style:vertical-align="middle" fo:padding="0.097cm" fo:border="none"/>
    </style:style>
    <style:style style:name="Table2.B2" style:family="table-cell">
      <style:table-cell-properties fo:padding="0.097cm" fo:border="none"/>
    </style:style>
    <style:style style:name="Table2.C2" style:family="table-cell">
      <style:table-cell-properties fo:padding="0.097cm" fo:border="none"/>
    </style:style>
    <style:style style:name="Table4" style:family="table">
      <style:table-properties style:width="18.304cm" fo:margin-left="-0.09cm" table:align="left"/>
    </style:style>
    <style:style style:name="Table4.A" style:family="table-column">
      <style:table-column-properties style:column-width="0.146cm"/>
    </style:style>
    <style:style style:name="Table4.B" style:family="table-column">
      <style:table-column-properties style:column-width="17.492cm"/>
    </style:style>
    <style:style style:name="Table4.C" style:family="table-column">
      <style:table-column-properties style:column-width="0.665cm"/>
    </style:style>
    <style:style style:name="Table4.1" style:family="table-row">
      <style:table-row-properties style:min-row-height="0.82cm"/>
    </style:style>
    <style:style style:name="Table4.A1" style:family="table-cell">
      <style:table-cell-properties fo:background-color="#ffffff" fo:padding="0.199cm" fo:border="none">
        <style:background-image/>
      </style:table-cell-properties>
    </style:style>
    <style:style style:name="Table4.B1" style:family="table-cell">
      <style:table-cell-properties style:vertical-align="" fo:background-color="#dddddd" fo:padding="0.199cm" fo:border="none">
        <style:background-image/>
      </style:table-cell-properties>
    </style:style>
    <style:style style:name="Table4.A2" style:family="table-cell">
      <style:table-cell-properties fo:padding="0.199cm" fo:border="none"/>
    </style:style>
    <style:style style:name="Table3" style:family="table">
      <style:table-properties style:width="17.806cm" fo:margin-left="-0.09cm" table:align="left"/>
    </style:style>
    <style:style style:name="Table3.A" style:family="table-column">
      <style:table-column-properties style:column-width="0.146cm"/>
    </style:style>
    <style:style style:name="Table3.B" style:family="table-column">
      <style:table-column-properties style:column-width="12.061cm"/>
    </style:style>
    <style:style style:name="Table3.C" style:family="table-column">
      <style:table-column-properties style:column-width="5.431cm"/>
    </style:style>
    <style:style style:name="Table3.D" style:family="table-column">
      <style:table-column-properties style:column-width="0.168cm"/>
    </style:style>
    <style:style style:name="Table3.1" style:family="table-row">
      <style:table-row-properties style:min-row-height="0.82cm"/>
    </style:style>
    <style:style style:name="Table3.A1" style:family="table-cell">
      <style:table-cell-properties fo:background-color="#ffffff" fo:padding="0.199cm" fo:border="none">
        <style:background-image/>
      </style:table-cell-properties>
    </style:style>
    <style:style style:name="Table3.B1" style:family="table-cell">
      <style:table-cell-properties style:vertical-align="" fo:background-color="#dddddd" fo:padding="0.199cm" fo:border="none">
        <style:background-image/>
      </style:table-cell-properties>
    </style:style>
    <style:style style:name="Table3.A2" style:family="table-cell">
      <style:table-cell-properties fo:padding="0.199cm" fo:border="none"/>
    </style:style>
    <style:style style:name="Table3.C2" style:family="table-cell">
      <style:table-cell-properties fo:padding="0.199cm" fo:border="none"/>
    </style:style>
    <style:style style:name="Table3.A3" style:family="table-cell">
      <style:table-cell-properties fo:padding="0.199cm" fo:border="none"/>
    </style:style>
    <style:style style:name="Table3.A4" style:family="table-cell">
      <style:table-cell-properties fo:padding="0.199cm" fo:border="none"/>
    </style:style>
    <style:style style:name="Table3.C4" style:family="table-cell">
      <style:table-cell-properties fo:padding="0.199cm" fo:border="none"/>
    </style:style>
    <style:style style:name="Table3.A5" style:family="table-cell">
      <style:table-cell-properties fo:padding="0.199cm" fo:border="none"/>
    </style:style>
    <style:style style:name="Table3.6" style:family="table-row">
      <style:table-row-properties style:min-row-height="1.291cm"/>
    </style:style>
    <style:style style:name="Table3.A6" style:family="table-cell">
      <style:table-cell-properties fo:padding="0.199cm" fo:border="none"/>
    </style:style>
    <style:style style:name="Table3.C6" style:family="table-cell">
      <style:table-cell-properties fo:padding="0.199cm" fo:border="none"/>
    </style:style>
    <style:style style:name="Table3.7" style:family="table-row">
      <style:table-row-properties style:min-row-height="0.794cm"/>
    </style:style>
    <style:style style:name="Table3.A7" style:family="table-cell">
      <style:table-cell-properties fo:padding="0.199cm" fo:border="none"/>
    </style:style>
    <style:style style:name="Table3.A8" style:family="table-cell">
      <style:table-cell-properties fo:padding="0.199cm" fo:border="none"/>
    </style:style>
    <style:style style:name="Table3.C8" style:family="table-cell">
      <style:table-cell-properties fo:padding="0.199cm" fo:border="none"/>
    </style:style>
    <style:style style:name="Table3.A9" style:family="table-cell">
      <style:table-cell-properties fo:padding="0.199cm" fo:border="none"/>
    </style:style>
    <style:style style:name="Table3.A10" style:family="table-cell">
      <style:table-cell-properties fo:padding="0.199cm" fo:border="none"/>
    </style:style>
    <style:style style:name="Table3.C10" style:family="table-cell">
      <style:table-cell-properties fo:padding="0.199cm" fo:border="none"/>
    </style:style>
    <style:style style:name="Table3.A11" style:family="table-cell">
      <style:table-cell-properties fo:padding="0.199cm" fo:border="none"/>
    </style:style>
    <style:style style:name="Table3.A12" style:family="table-cell">
      <style:table-cell-properties fo:padding="0.199cm" fo:border="none"/>
    </style:style>
    <style:style style:name="Table3.C12" style:family="table-cell">
      <style:table-cell-properties fo:padding="0.199cm" fo:border="none"/>
    </style:style>
    <style:style style:name="Table3.A13" style:family="table-cell">
      <style:table-cell-properties fo:padding="0.199cm" fo:border="none"/>
    </style:style>
    <style:style style:name="Table3.A14" style:family="table-cell">
      <style:table-cell-properties fo:padding="0.199cm" fo:border="none"/>
    </style:style>
    <style:style style:name="Table3.C14" style:family="table-cell">
      <style:table-cell-properties fo:padding="0.199cm" fo:border="none"/>
    </style:style>
    <style:style style:name="Table3.15" style:family="table-row">
      <style:table-row-properties style:min-row-height="1.473cm"/>
    </style:style>
    <style:style style:name="Table3.A15" style:family="table-cell">
      <style:table-cell-properties fo:padding="0.199cm" fo:border="none"/>
    </style:style>
    <style:style style:name="Table1" style:family="table">
      <style:table-properties style:width="17.542cm" fo:margin-left="0.037cm" table:align="left"/>
    </style:style>
    <style:style style:name="Table1.A" style:family="table-column">
      <style:table-column-properties style:column-width="11.615cm"/>
    </style:style>
    <style:style style:name="Table1.B" style:family="table-column">
      <style:table-column-properties style:column-width="5.927cm"/>
    </style:style>
    <style:style style:name="Table1.A1" style:family="table-cell">
      <style:table-cell-properties fo:background-color="#dddddd" fo:padding="0.097cm" fo:border="none">
        <style:background-image/>
      </style:table-cell-properties>
    </style:style>
    <style:style style:name="Table1.2" style:family="table-row">
      <style:table-row-properties style:min-row-height="1.076cm"/>
    </style:style>
    <style:style style:name="Table1.A2" style:family="table-cell">
      <style:table-cell-properties fo:padding="0.097cm" fo:border="none"/>
    </style:style>
    <style:style style:name="Table1.B2" style:family="table-cell">
      <style:table-cell-properties fo:padding="0.097cm" fo:border="none"/>
    </style:style>
    <style:style style:name="Table1.A3" style:family="table-cell">
      <style:table-cell-properties fo:padding="0.097cm" fo:border="none"/>
    </style:style>
    <style:style style:name="Table1.4" style:family="table-row">
      <style:table-row-properties style:min-row-height="1.081cm"/>
    </style:style>
    <style:style style:name="Table1.A4" style:family="table-cell">
      <style:table-cell-properties fo:padding="0.097cm" fo:border="none"/>
    </style:style>
    <style:style style:name="Table1.B4" style:family="table-cell">
      <style:table-cell-properties fo:padding="0.097cm" fo:border="none"/>
    </style:style>
    <style:style style:name="Table1.A5" style:family="table-cell">
      <style:table-cell-properties fo:padding="0.097cm" fo:border="none"/>
    </style:style>
    <style:style style:name="Table1.6" style:family="table-row">
      <style:table-row-properties style:min-row-height="0.864cm"/>
    </style:style>
    <style:style style:name="Table1.A6" style:family="table-cell">
      <style:table-cell-properties fo:padding="0.097cm" fo:border="none"/>
    </style:style>
    <style:style style:name="Table1.B6" style:family="table-cell">
      <style:table-cell-properties fo:padding="0.097cm" fo:border="none"/>
    </style:style>
    <style:style style:name="Table1.A7" style:family="table-cell">
      <style:table-cell-properties fo:padding="0.097cm" fo:border="none"/>
    </style:style>
    <style:style style:name="Table5" style:family="table">
      <style:table-properties style:width="17.605cm" fo:margin-left="0cm" table:align="left"/>
    </style:style>
    <style:style style:name="Table5.A" style:family="table-column">
      <style:table-column-properties style:column-width="8.916cm"/>
    </style:style>
    <style:style style:name="Table5.B" style:family="table-column">
      <style:table-column-properties style:column-width="0.291cm"/>
    </style:style>
    <style:style style:name="Table5.C" style:family="table-column">
      <style:table-column-properties style:column-width="8.398cm"/>
    </style:style>
    <style:style style:name="Table5.A1" style:family="table-cell">
      <style:table-cell-properties fo:background-color="#dddddd" fo:padding="0.097cm" fo:border="none">
        <style:background-image/>
      </style:table-cell-properties>
    </style:style>
    <style:style style:name="Table5.B1" style:family="table-cell">
      <style:table-cell-properties fo:background-color="transparent" fo:padding="0.097cm" fo:border="none">
        <style:background-image/>
      </style:table-cell-properties>
    </style:style>
    <style:style style:name="Table5.2" style:family="table-row">
      <style:table-row-properties style:min-row-height="2.628cm"/>
    </style:style>
    <style:style style:name="Table5.A2" style:family="table-cell">
      <style:table-cell-properties fo:padding="0.097cm" fo:border="none"/>
    </style:style>
    <style:style style:name="Table5.B2" style:family="table-cell">
      <style:table-cell-properties fo:padding="0.097cm" fo:border="none"/>
    </style:style>
    <style:style style:name="Table5.C2" style:family="table-cell">
      <style:table-cell-properties fo:padding="0.097cm" fo:border="none"/>
    </style:style>
    <style:style style:name="P1" style:family="paragraph" style:parent-style-name="Table_20_Contents">
      <style:paragraph-properties fo:text-align="start" style:justify-single-word="false"/>
      <style:text-properties style:font-name="Open sans" fo:font-size="6pt" fo:font-weight="normal" officeooo:rsid="00300bf7" officeooo:paragraph-rsid="0039ffdc" style:font-size-asian="5.25pt" style:font-weight-asian="normal" style:font-size-complex="6pt" style:font-weight-complex="normal"/>
    </style:style>
    <style:style style:name="P2" style:family="paragraph" style:parent-style-name="Standard">
      <style:text-properties style:font-name="Open sans" fo:font-size="6pt" fo:language="en" fo:country="CA" fo:font-weight="bold" officeooo:rsid="000a874f" officeooo:paragraph-rsid="000a874f" style:font-size-asian="5.25pt" style:font-weight-asian="bold" style:font-size-complex="6pt" style:font-weight-complex="bold"/>
    </style:style>
    <style:style style:name="P3" style:family="paragraph" style:parent-style-name="Standard">
      <style:text-properties style:font-name="Open sans" fo:font-size="2pt" fo:language="en" fo:country="CA" fo:font-weight="normal" officeooo:rsid="000a874f" officeooo:paragraph-rsid="00102d04" style:font-size-asian="1.75pt" style:font-weight-asian="normal" style:font-size-complex="2pt" style:font-weight-complex="normal"/>
    </style:style>
    <style:style style:name="P4" style:family="paragraph" style:parent-style-name="Standard">
      <style:paragraph-properties fo:text-align="start" style:justify-single-word="false"/>
      <style:text-properties style:font-name="Open sans" fo:font-size="12pt" officeooo:rsid="00211d5a" officeooo:paragraph-rsid="0035af77" style:font-size-asian="12pt" style:font-size-complex="12pt"/>
    </style:style>
    <style:style style:name="P5" style:family="paragraph" style:parent-style-name="Standard">
      <style:paragraph-properties fo:text-align="start" style:justify-single-word="false"/>
      <style:text-properties style:font-name="Open sans" fo:font-size="12pt" officeooo:rsid="00138700" officeooo:paragraph-rsid="0035af77" style:font-size-asian="12pt" style:font-size-complex="12pt"/>
    </style:style>
    <style:style style:name="P6" style:family="paragraph" style:parent-style-name="Table_20_Contents">
      <style:paragraph-properties fo:text-align="start" style:justify-single-word="false"/>
      <style:text-properties style:font-name="Open sans" fo:font-size="12pt" officeooo:rsid="00138700" officeooo:paragraph-rsid="0035af77" style:font-size-asian="12pt" style:font-size-complex="12pt"/>
    </style:style>
    <style:style style:name="P7" style:family="paragraph" style:parent-style-name="Standard">
      <style:paragraph-properties fo:text-align="start" style:justify-single-word="false"/>
      <style:text-properties style:font-name="Open sans" fo:font-size="12pt" officeooo:rsid="00138700" officeooo:paragraph-rsid="003319fd" style:font-size-asian="12pt" style:font-size-complex="12pt"/>
    </style:style>
    <style:style style:name="P8" style:family="paragraph" style:parent-style-name="Table_20_Contents">
      <style:paragraph-properties fo:text-align="start" style:justify-single-word="false"/>
      <style:text-properties style:font-name="Open sans" fo:font-size="12pt" officeooo:rsid="000a874f" officeooo:paragraph-rsid="0039ffdc" style:font-size-asian="12pt" style:font-size-complex="12pt"/>
    </style:style>
    <style:style style:name="P9" style:family="paragraph" style:parent-style-name="Table_20_Contents">
      <style:paragraph-properties fo:text-align="start" style:justify-single-word="false"/>
      <style:text-properties style:font-name="Open sans" fo:font-size="12pt" officeooo:rsid="000a874f" officeooo:paragraph-rsid="003f6e9b" style:font-size-asian="12pt" style:font-size-complex="12pt"/>
    </style:style>
    <style:style style:name="P10" style:family="paragraph" style:parent-style-name="Table_20_Contents">
      <style:paragraph-properties fo:text-align="start" style:justify-single-word="false"/>
      <style:text-properties style:font-name="Open sans" fo:font-size="12pt" officeooo:paragraph-rsid="003319fd" style:font-size-asian="12pt" style:font-size-complex="12pt"/>
    </style:style>
    <style:style style:name="P11" style:family="paragraph" style:parent-style-name="Standard">
      <style:paragraph-properties fo:text-align="start" style:justify-single-word="false"/>
      <style:text-properties style:font-name="Open sans" fo:font-size="12pt" officeooo:rsid="0014f72d" officeooo:paragraph-rsid="0035af77" style:font-size-asian="12pt" style:font-size-complex="12pt"/>
    </style:style>
    <style:style style:name="P12" style:family="paragraph" style:parent-style-name="Table_20_Contents">
      <style:paragraph-properties fo:text-align="start" style:justify-single-word="false"/>
      <style:text-properties style:font-name="Open sans" fo:font-size="12pt" fo:font-weight="bold" officeooo:rsid="0056fe05" officeooo:paragraph-rsid="007ee6c0" style:font-size-asian="12pt" style:font-weight-asian="bold" style:font-size-complex="12pt" style:font-weight-complex="bold"/>
    </style:style>
    <style:style style:name="P13" style:family="paragraph" style:parent-style-name="Standard">
      <style:paragraph-properties fo:text-align="center" style:justify-single-word="false"/>
      <style:text-properties style:font-name="Open sans" fo:font-size="14pt" fo:language="en" fo:country="CA" fo:font-weight="bold" officeooo:rsid="000a874f" officeooo:paragraph-rsid="00300bf7" style:font-size-asian="14pt" style:font-weight-asian="bold" style:font-size-complex="14pt" style:font-weight-complex="bold"/>
    </style:style>
    <style:style style:name="P14" style:family="paragraph" style:parent-style-name="Standard">
      <style:paragraph-properties fo:margin-top="0cm" fo:margin-bottom="0cm" style:contextual-spacing="false" fo:text-align="center" style:justify-single-word="false"/>
      <style:text-properties style:font-name="Open sans" officeooo:paragraph-rsid="006322dc"/>
    </style:style>
    <style:style style:name="P15" style:family="paragraph" style:parent-style-name="Standard">
      <style:paragraph-properties fo:text-align="start" style:justify-single-word="false"/>
      <style:text-properties fo:color="#999999" loext:opacity="100%" style:font-name="Open sans" fo:font-size="12pt" fo:font-style="italic" officeooo:rsid="00211d5a" officeooo:paragraph-rsid="0035af77" style:font-size-asian="12pt" style:font-style-asian="italic" style:font-size-complex="12pt" style:font-style-complex="italic"/>
    </style:style>
    <style:style style:name="P16" style:family="paragraph" style:parent-style-name="Standard">
      <style:paragraph-properties fo:text-align="end" style:justify-single-word="false"/>
      <style:text-properties fo:color="#999999" loext:opacity="100%" style:font-name="Open sans" fo:font-size="12pt" fo:font-style="italic" officeooo:rsid="00211d5a" officeooo:paragraph-rsid="0035af77" style:font-size-asian="12pt" style:font-style-asian="italic" style:font-size-complex="12pt" style:font-style-complex="italic"/>
    </style:style>
    <style:style style:name="P17" style:family="paragraph" style:parent-style-name="Standard">
      <style:paragraph-properties fo:text-align="end" style:justify-single-word="false"/>
      <style:text-properties fo:color="#999999" loext:opacity="100%" style:font-name="Open sans" fo:font-size="12pt" fo:font-style="italic" officeooo:rsid="0012147b" officeooo:paragraph-rsid="0014f72d" style:font-size-asian="12pt" style:font-style-asian="italic" style:font-size-complex="12pt" style:font-style-complex="italic"/>
    </style:style>
    <style:style style:name="P18" style:family="paragraph" style:parent-style-name="Standard">
      <style:paragraph-properties fo:text-align="end" style:justify-single-word="false"/>
      <style:text-properties fo:color="#999999" loext:opacity="100%" style:font-name="Open sans" fo:font-size="12pt" fo:font-style="italic" officeooo:rsid="0012147b" officeooo:paragraph-rsid="003319fd" style:font-size-asian="12pt" style:font-style-asian="italic" style:font-size-complex="12pt" style:font-style-complex="italic"/>
    </style:style>
    <style:style style:name="P19" style:family="paragraph" style:parent-style-name="Standard">
      <style:paragraph-properties fo:text-align="end" style:justify-single-word="false"/>
      <style:text-properties fo:color="#999999" loext:opacity="100%" style:font-name="Open sans" fo:font-size="12pt" fo:font-style="italic" officeooo:rsid="0012147b" officeooo:paragraph-rsid="0035af77" style:font-size-asian="12pt" style:font-style-asian="italic" style:font-size-complex="12pt" style:font-style-complex="italic"/>
    </style:style>
    <style:style style:name="P20" style:family="paragraph" style:parent-style-name="Standard">
      <style:paragraph-properties fo:text-align="start" style:justify-single-word="false"/>
      <style:text-properties fo:color="#999999" loext:opacity="100%" style:font-name="Open sans" fo:font-size="12pt" fo:font-style="italic" officeooo:rsid="00138700" officeooo:paragraph-rsid="0035af77" style:font-size-asian="12pt" style:font-style-asian="italic" style:font-size-complex="12pt" style:font-style-complex="italic"/>
    </style:style>
    <style:style style:name="P21" style:family="paragraph" style:parent-style-name="Table_20_Contents">
      <style:paragraph-properties fo:text-align="start" style:justify-single-word="false"/>
      <style:text-properties fo:color="#999999" loext:opacity="100%" style:font-name="Open sans" fo:font-size="12pt" fo:font-style="italic" officeooo:rsid="00138700" officeooo:paragraph-rsid="0035af77" style:font-size-asian="12pt" style:font-style-asian="italic" style:font-size-complex="12pt" style:font-style-complex="italic"/>
    </style:style>
    <style:style style:name="P22" style:family="paragraph" style:parent-style-name="Standard">
      <style:paragraph-properties fo:text-align="start" style:justify-single-word="false"/>
      <style:text-properties fo:color="#999999" loext:opacity="100%" style:font-name="Open sans" fo:font-size="12pt" fo:font-style="italic" officeooo:rsid="00138700" officeooo:paragraph-rsid="003319fd" style:font-size-asian="12pt" style:font-style-asian="italic" style:font-size-complex="12pt" style:font-style-complex="italic"/>
    </style:style>
    <style:style style:name="P23" style:family="paragraph" style:parent-style-name="Standard">
      <style:paragraph-properties fo:text-align="end" style:justify-single-word="false"/>
      <style:text-properties fo:color="#999999" loext:opacity="100%" style:font-name="Open sans" fo:font-size="12pt" fo:font-style="italic" officeooo:rsid="0014f72d" officeooo:paragraph-rsid="003211f5" style:font-size-asian="12pt" style:font-style-asian="italic" style:font-size-complex="12pt" style:font-style-complex="italic"/>
    </style:style>
    <style:style style:name="P24" style:family="paragraph" style:parent-style-name="Standard">
      <style:paragraph-properties fo:text-align="start" style:justify-single-word="false"/>
      <style:text-properties fo:color="#999999" loext:opacity="100%" style:font-name="Open sans" fo:font-size="12pt" fo:font-style="italic" officeooo:rsid="0014f72d" officeooo:paragraph-rsid="0035af77" style:font-size-asian="12pt" style:font-style-asian="italic" style:font-size-complex="12pt" style:font-style-complex="italic"/>
    </style:style>
    <style:style style:name="P25" style:family="paragraph" style:parent-style-name="Table_20_Contents">
      <style:paragraph-properties fo:text-align="end" style:justify-single-word="false"/>
      <style:text-properties fo:color="#999999" loext:opacity="100%" style:font-name="Open sans" fo:font-size="12pt" fo:font-style="italic" officeooo:rsid="000a874f" officeooo:paragraph-rsid="0039ffdc" style:font-size-asian="12pt" style:font-style-asian="italic" style:font-size-complex="12pt" style:font-style-complex="italic"/>
    </style:style>
    <style:style style:name="P26" style:family="paragraph" style:parent-style-name="Table_20_Contents">
      <style:paragraph-properties fo:text-align="start" style:justify-single-word="false"/>
      <style:text-properties fo:color="#999999" loext:opacity="100%" style:font-name="Open sans" fo:font-size="12pt" fo:font-style="italic" officeooo:rsid="0020b962" officeooo:paragraph-rsid="0035af77" style:font-size-asian="12pt" style:font-style-asian="italic" style:font-size-complex="12pt" style:font-style-complex="italic"/>
    </style:style>
    <style:style style:name="P27" style:family="paragraph" style:parent-style-name="Table_20_Contents">
      <style:paragraph-properties fo:text-align="start" style:justify-single-word="false"/>
      <style:text-properties fo:color="#999999" loext:opacity="100%" style:font-name="Open sans" fo:font-size="12pt" fo:font-style="italic" officeooo:rsid="0010aa6d" officeooo:paragraph-rsid="003319fd" style:font-size-asian="12pt" style:font-style-asian="italic" style:font-size-complex="12pt" style:font-style-complex="italic"/>
    </style:style>
    <style:style style:name="P28" style:family="paragraph" style:parent-style-name="Table_20_Contents">
      <style:paragraph-properties fo:text-align="start" style:justify-single-word="false"/>
      <style:text-properties fo:color="#999999" loext:opacity="100%" style:font-name="Open sans" fo:font-size="12pt" fo:font-style="italic" officeooo:rsid="0055085b" officeooo:paragraph-rsid="0055085b" style:font-size-asian="12pt" style:font-style-asian="italic" style:font-size-complex="12pt" style:font-style-complex="italic"/>
    </style:style>
    <style:style style:name="P29" style:family="paragraph" style:parent-style-name="Table_20_Contents">
      <style:paragraph-properties fo:text-align="start" style:justify-single-word="false"/>
      <style:text-properties fo:color="#999999" loext:opacity="100%" style:font-name="Open sans" fo:font-size="12pt" fo:font-style="italic" officeooo:rsid="0056fe05" officeooo:paragraph-rsid="0056fe05" style:font-size-asian="12pt" style:font-style-asian="italic" style:font-size-complex="12pt" style:font-style-complex="italic"/>
    </style:style>
    <style:style style:name="P30" style:family="paragraph" style:parent-style-name="Standard">
      <style:paragraph-properties fo:text-align="end" style:justify-single-word="false"/>
      <style:text-properties fo:color="#999999" loext:opacity="100%" style:font-name="Open sans" fo:font-size="12pt" fo:font-style="italic" fo:font-weight="normal" officeooo:rsid="0012147b" officeooo:paragraph-rsid="0035af77" style:font-size-asian="12pt" style:font-style-asian="italic" style:font-weight-asian="normal" style:font-size-complex="12pt" style:font-style-complex="italic" style:font-weight-complex="normal"/>
    </style:style>
    <style:style style:name="P31" style:family="paragraph" style:parent-style-name="Standard">
      <style:paragraph-properties fo:text-align="end" style:justify-single-word="false"/>
      <style:text-properties fo:color="#999999" loext:opacity="100%" style:font-name="Open sans" fo:font-size="12pt" fo:language="fr" fo:country="CA" fo:font-style="italic" officeooo:rsid="006d34e5" officeooo:paragraph-rsid="006d34e5" style:font-size-asian="12pt" style:font-style-asian="italic" style:font-size-complex="12pt" style:font-style-complex="italic"/>
    </style:style>
    <style:style style:name="P32" style:family="paragraph" style:parent-style-name="Standard">
      <style:paragraph-properties fo:text-align="center" style:justify-single-word="false"/>
      <style:text-properties fo:color="#999999" loext:opacity="100%" style:font-name="Open sans" fo:font-size="12pt" fo:language="fr" fo:country="CA" fo:font-weight="normal" officeooo:rsid="007ee6c0" officeooo:paragraph-rsid="007ee6c0" style:font-size-asian="12pt" style:font-weight-asian="normal" style:font-size-complex="12pt" style:font-weight-complex="normal"/>
    </style:style>
    <style:style style:name="P33" style:family="paragraph" style:parent-style-name="Standard">
      <style:paragraph-properties fo:text-align="center" style:justify-single-word="false"/>
      <style:text-properties fo:color="#999999" loext:opacity="100%" style:font-name="Open sans" fo:font-size="12pt" fo:font-style="normal" style:text-underline-style="none" fo:font-weight="normal" officeooo:rsid="0020b962" officeooo:paragraph-rsid="006b89bc" style:font-size-asian="12pt" style:font-style-asian="normal" style:font-weight-asian="normal" style:font-size-complex="12pt"/>
    </style:style>
    <style:style style:name="P34" style:family="paragraph" style:parent-style-name="Standard">
      <style:paragraph-properties fo:text-align="start" style:justify-single-word="false"/>
      <style:text-properties fo:color="#999999" loext:opacity="100%" style:font-name="Open sans" fo:font-size="12pt" fo:font-style="normal" officeooo:rsid="00138700" officeooo:paragraph-rsid="0080121d" style:font-size-asian="12pt" style:font-style-asian="normal" style:font-size-complex="12pt" style:font-style-complex="normal"/>
    </style:style>
    <style:style style:name="P35" style:family="paragraph" style:parent-style-name="Standard">
      <style:paragraph-properties fo:text-align="center" style:justify-single-word="false"/>
      <style:text-properties fo:color="#999999" loext:opacity="100%" fo:language="fr" fo:country="CA" officeooo:rsid="007ee6c0" officeooo:paragraph-rsid="007ee6c0"/>
    </style:style>
    <style:style style:name="P36"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3d9e19" officeooo:paragraph-rsid="0048470b" style:font-size-asian="14pt" style:font-style-asian="normal" style:font-weight-asian="bold" style:font-size-complex="14pt" style:font-style-complex="normal" style:font-weight-complex="bold"/>
    </style:style>
    <style:style style:name="P37"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5965a5" officeooo:paragraph-rsid="005965a5" style:font-size-asian="14pt" style:font-style-asian="normal" style:font-weight-asian="bold" style:font-size-complex="14pt" style:font-style-complex="normal" style:font-weight-complex="bold"/>
    </style:style>
    <style:style style:name="P38" style:family="paragraph" style:parent-style-name="Standard">
      <style:paragraph-properties fo:line-height="100%" fo:text-align="center" style:justify-single-word="false"/>
      <style:text-properties fo:color="#000000" loext:opacity="100%" style:font-name="Open sans" fo:font-size="14pt" fo:language="en" fo:country="CA" fo:font-style="normal" style:text-underline-style="none" fo:font-weight="bold" officeooo:rsid="0055085b" officeooo:paragraph-rsid="0055085b" style:font-size-asian="14pt" style:font-style-asian="normal" style:font-weight-asian="bold" style:font-size-complex="14pt" style:font-style-complex="normal" style:font-weight-complex="bold"/>
    </style:style>
    <style:style style:name="P39"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48470b" officeooo:paragraph-rsid="00795af5" style:font-size-asian="14pt" style:font-style-asian="normal" style:font-weight-asian="bold" style:font-size-complex="14pt" style:font-style-complex="normal" style:font-weight-complex="bold"/>
    </style:style>
    <style:style style:name="P40" style:family="paragraph" style:parent-style-name="Standard">
      <style:paragraph-properties fo:text-align="center" style:justify-single-word="false"/>
      <style:text-properties fo:color="#000000" loext:opacity="100%" style:font-name="Open sans" fo:font-size="14pt" fo:language="en" fo:country="CA" fo:font-style="normal" style:text-underline-style="none" fo:font-weight="bold" officeooo:rsid="005ada6a" officeooo:paragraph-rsid="00795af5" style:font-size-asian="14pt" style:font-style-asian="normal" style:font-weight-asian="bold" style:font-size-complex="14pt" style:font-style-complex="normal" style:font-weight-complex="bold"/>
    </style:style>
    <style:style style:name="P41" style:family="paragraph" style:parent-style-name="Standard">
      <style:paragraph-properties fo:line-height="100%" fo:text-align="center" style:justify-single-word="false"/>
      <style:text-properties fo:color="#000000" loext:opacity="100%" style:font-name="Open sans" fo:font-size="14pt" fo:language="fr" fo:country="CA" fo:font-style="normal" style:text-underline-style="none" fo:font-weight="bold" officeooo:rsid="006d34e5" officeooo:paragraph-rsid="006d34e5" style:font-size-asian="14pt" style:font-style-asian="normal" style:font-weight-asian="bold" style:font-size-complex="14pt" style:font-style-complex="normal" style:font-weight-complex="bold"/>
    </style:style>
    <style:style style:name="P42" style:family="paragraph" style:parent-style-name="Standard">
      <style:paragraph-properties fo:line-height="100%" fo:text-align="center" style:justify-single-word="false"/>
      <style:text-properties fo:color="#000000" loext:opacity="100%" style:font-name="Open sans" fo:font-size="14pt" fo:language="fr" fo:country="CA" fo:font-style="normal" style:text-underline-style="none" fo:font-weight="bold" officeooo:rsid="006f66da" officeooo:paragraph-rsid="006f66da" style:font-size-asian="14pt" style:font-style-asian="normal" style:font-weight-asian="bold" style:font-size-complex="14pt" style:font-style-complex="normal" style:font-weight-complex="bold"/>
    </style:style>
    <style:style style:name="P43" style:family="paragraph" style:parent-style-name="Table_20_Contents">
      <style:paragraph-properties fo:text-align="end" style:justify-single-word="false"/>
      <style:text-properties fo:color="#000000" loext:opacity="100%" style:font-name="Open sans" fo:font-size="12pt" fo:font-style="normal" officeooo:rsid="00102d04" officeooo:paragraph-rsid="0035af77" style:font-size-asian="12pt" style:font-style-asian="normal" style:font-size-complex="12pt" style:font-style-complex="normal"/>
    </style:style>
    <style:style style:name="P44" style:family="paragraph" style:parent-style-name="Standard">
      <style:paragraph-properties fo:text-align="end" style:justify-single-word="false"/>
      <style:text-properties fo:color="#000000" loext:opacity="100%" style:font-name="Open sans" fo:font-size="12pt" fo:font-style="normal" officeooo:rsid="0020b962" officeooo:paragraph-rsid="0035af77" style:font-size-asian="12pt" style:font-style-asian="normal" style:font-size-complex="12pt" style:font-style-complex="normal"/>
    </style:style>
    <style:style style:name="P45" style:family="paragraph" style:parent-style-name="Table_20_Contents">
      <style:paragraph-properties fo:text-align="end" style:justify-single-word="false"/>
      <style:text-properties fo:color="#000000" loext:opacity="100%" style:font-name="Open sans" fo:font-size="12pt" fo:font-style="normal" officeooo:rsid="000a874f" officeooo:paragraph-rsid="0039ffdc" style:font-size-asian="12pt" style:font-style-asian="normal" style:font-size-complex="12pt" style:font-style-complex="normal"/>
    </style:style>
    <style:style style:name="P46" style:family="paragraph" style:parent-style-name="Table_20_Contents">
      <style:paragraph-properties fo:text-align="start" style:justify-single-word="false"/>
      <style:text-properties fo:color="#000000" loext:opacity="100%" style:font-name="Open sans" fo:font-size="12pt" fo:font-style="normal" fo:font-weight="bold" officeooo:rsid="0056fe05" officeooo:paragraph-rsid="007ee6c0" style:font-size-asian="12pt" style:font-style-asian="normal" style:font-weight-asian="bold" style:font-size-complex="12pt" style:font-style-complex="normal" style:font-weight-complex="bold"/>
    </style:style>
    <style:style style:name="P47" style:family="paragraph" style:parent-style-name="Table_20_Contents">
      <style:paragraph-properties fo:text-align="end" style:justify-single-word="false"/>
      <style:text-properties fo:color="#000000" loext:opacity="100%" style:font-name="Open sans" fo:font-size="6pt" fo:font-style="normal" officeooo:rsid="000a874f" officeooo:paragraph-rsid="0039ffdc" style:font-size-asian="5.25pt" style:font-style-asian="normal" style:font-size-complex="6pt" style:font-style-complex="normal"/>
    </style:style>
    <style:style style:name="P48" style:family="paragraph" style:parent-style-name="Standard">
      <style:paragraph-properties fo:line-height="100%" fo:text-align="center" style:justify-single-word="false"/>
      <style:text-properties fo:color="#000000" loext:opacity="100%" style:font-name="Open sans" fo:font-size="13pt" fo:language="en" fo:country="CA" fo:font-style="normal" style:text-underline-style="solid" style:text-underline-width="auto" style:text-underline-color="font-color" fo:font-weight="bold" officeooo:rsid="00102d04" officeooo:paragraph-rsid="00102d04" style:font-size-asian="13pt" style:font-style-asian="normal" style:font-weight-asian="bold" style:font-size-complex="13pt" style:font-style-complex="normal" style:font-weight-complex="bold"/>
    </style:style>
    <style:style style:name="P49" style:family="paragraph" style:parent-style-name="Standard">
      <style:paragraph-properties fo:line-height="100%" fo:text-align="center" style:justify-single-word="false"/>
      <style:text-properties fo:color="#000000" loext:opacity="100%" style:font-name="Open sans" fo:font-size="13pt" fo:language="en" fo:country="CA" fo:font-style="normal" style:text-underline-style="solid" style:text-underline-width="auto" style:text-underline-color="font-color" fo:font-weight="bold" officeooo:rsid="00102d04" officeooo:paragraph-rsid="006f66da" style:font-size-asian="13pt" style:font-style-asian="normal" style:font-weight-asian="bold" style:font-size-complex="13pt" style:font-style-complex="normal" style:font-weight-complex="bold"/>
    </style:style>
    <style:style style:name="P50" style:family="paragraph" style:parent-style-name="Standard">
      <style:text-properties officeooo:paragraph-rsid="0048470b"/>
    </style:style>
    <style:style style:name="P51" style:family="paragraph" style:parent-style-name="Table_20_Contents">
      <style:paragraph-properties fo:text-align="start" style:justify-single-word="false"/>
      <style:text-properties fo:color="#111111" loext:opacity="100%" style:font-name="Open sans" fo:font-size="12pt" fo:language="en" fo:country="CA" fo:font-style="normal" fo:font-weight="normal" officeooo:rsid="00457705" officeooo:paragraph-rsid="0048470b" style:font-size-asian="10.5pt" style:font-style-asian="normal" style:font-weight-asian="normal" style:font-size-complex="12pt" style:font-style-complex="normal" style:font-weight-complex="normal"/>
    </style:style>
    <style:style style:name="P52" style:family="paragraph" style:parent-style-name="Standard">
      <style:paragraph-properties fo:text-align="center" style:justify-single-word="false"/>
      <style:text-properties fo:font-size="12pt" officeooo:paragraph-rsid="0061143b" style:font-size-asian="12pt" style:font-size-complex="12pt"/>
    </style:style>
    <style:style style:name="P53" style:family="paragraph" style:parent-style-name="Standard">
      <style:text-properties officeooo:paragraph-rsid="006f66da"/>
    </style:style>
    <style:style style:name="P54" style:family="paragraph" style:parent-style-name="Table_20_Contents">
      <style:paragraph-properties fo:text-align="start" style:justify-single-word="false"/>
      <style:text-properties officeooo:paragraph-rsid="008311d4"/>
    </style:style>
    <style:style style:name="P55" style:family="paragraph" style:parent-style-name="Standard">
      <style:paragraph-properties fo:text-align="center" style:justify-single-word="false"/>
      <style:text-properties officeooo:paragraph-rsid="0061143b"/>
    </style:style>
    <style:style style:name="P56"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officeooo:paragraph-rsid="006f66da"/>
    </style:style>
    <style:style style:name="P57"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officeooo:paragraph-rsid="00875f4f"/>
    </style:style>
    <style:style style:name="P58"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style:font-name="Open Sans" officeooo:paragraph-rsid="00762c2a"/>
    </style:style>
    <style:style style:name="P59"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style:font-name="Open Sans" officeooo:paragraph-rsid="006f66da"/>
    </style:style>
    <style:style style:name="P60"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style:font-name="Open Sans" officeooo:paragraph-rsid="007491d0"/>
    </style:style>
    <style:style style:name="P61"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fo:color="#b2b2b2" loext:opacity="100%" style:font-name="Open sans" fo:font-size="12pt" officeooo:rsid="0055085b" officeooo:paragraph-rsid="00762c2a" style:font-size-asian="12pt" style:font-size-complex="12pt"/>
    </style:style>
    <style:style style:name="P62" style:family="paragraph" style:parent-style-name="Standard"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fo:color="#b2b2b2" loext:opacity="100%" style:font-name="Open sans" fo:font-size="12pt" officeooo:rsid="0055085b" officeooo:paragraph-rsid="006f66da" style:font-size-asian="12pt" style:font-size-complex="12pt"/>
    </style:style>
    <style:style style:name="P63" style:family="paragraph" style:parent-style-name="Standard">
      <style:paragraph-properties fo:text-align="end" style:justify-single-word="false"/>
      <style:text-properties fo:color="#999999" loext:opacity="100%" style:font-name="Open sans" fo:font-size="12pt" fo:font-style="italic" officeooo:rsid="0012147b" officeooo:paragraph-rsid="0014f72d" style:font-size-asian="12pt" style:font-style-asian="italic" style:font-size-complex="12pt" style:font-style-complex="italic"/>
    </style:style>
    <style:style style:name="P64" style:family="paragraph" style:parent-style-name="Standard">
      <style:paragraph-properties fo:text-align="end" style:justify-single-word="false"/>
      <style:text-properties fo:color="#999999" loext:opacity="100%" style:font-name="Open sans" fo:font-size="12pt" fo:font-style="italic" officeooo:rsid="0014f72d" officeooo:paragraph-rsid="003211f5" style:font-size-asian="12pt" style:font-style-asian="italic" style:font-size-complex="12pt" style:font-style-complex="italic"/>
    </style:style>
    <style:style style:name="P65" style:family="paragraph" style:parent-style-name="Standard" style:list-style-name="L2">
      <style:paragraph-properties fo:text-align="start" style:justify-single-word="false"/>
      <style:text-properties style:font-name="Open sans" fo:font-size="12pt" officeooo:rsid="003ca107" officeooo:paragraph-rsid="0077c5d0" style:font-size-asian="12pt" style:font-size-complex="12pt"/>
    </style:style>
    <style:style style:name="P66" style:family="paragraph" style:parent-style-name="Standard" style:list-style-name="L2">
      <style:paragraph-properties fo:text-align="start" style:justify-single-word="false"/>
      <style:text-properties style:font-name="Open sans" fo:font-size="12pt" officeooo:rsid="003d9e19" officeooo:paragraph-rsid="00795af5" style:font-size-asian="12pt" style:font-size-complex="12pt"/>
    </style:style>
    <style:style style:name="P67" style:family="paragraph" style:parent-style-name="Standard" style:list-style-name="L2">
      <style:paragraph-properties fo:text-align="start" style:justify-single-word="false"/>
      <style:text-properties style:font-name="Open sans" fo:font-size="12pt" officeooo:rsid="003d9e19" officeooo:paragraph-rsid="0056fe05" style:font-size-asian="12pt" style:font-size-complex="12pt"/>
    </style:style>
    <style:style style:name="P68" style:family="paragraph" style:parent-style-name="Standard" style:list-style-name="L2">
      <style:paragraph-properties fo:text-align="start" style:justify-single-word="false"/>
      <style:text-properties style:font-name="Open sans" fo:font-size="12pt" officeooo:rsid="0056fe05" officeooo:paragraph-rsid="0056fe05" style:font-size-asian="12pt" style:font-size-complex="12pt"/>
    </style:style>
    <style:style style:name="P69" style:family="paragraph" style:parent-style-name="Standard" style:list-style-name="L2">
      <style:paragraph-properties fo:text-align="start" style:justify-single-word="false"/>
      <style:text-properties style:font-name="Open sans" fo:font-size="12pt" fo:font-style="normal" officeooo:rsid="0056fe05" officeooo:paragraph-rsid="0080121d" style:font-size-asian="12pt" style:font-style-asian="normal" style:font-size-complex="12pt" style:font-style-complex="normal"/>
    </style:style>
    <style:style style:name="P70" style:family="paragraph" style:parent-style-name="Standard" style:list-style-name="L2">
      <style:paragraph-properties fo:text-align="start" style:justify-single-word="false"/>
      <style:text-properties fo:color="#000000" loext:opacity="100%" style:font-name="Open sans" fo:font-size="12pt" officeooo:rsid="003d8b66" officeooo:paragraph-rsid="005642b8" style:font-name-asian="Source Code Pro Black" style:font-size-asian="12pt" style:font-name-complex="Source Code Pro Black" style:font-size-complex="12pt"/>
    </style:style>
    <style:style style:name="P71" style:family="paragraph" style:parent-style-name="Standard" style:list-style-name="L2">
      <style:paragraph-properties fo:text-align="start" style:justify-single-word="false"/>
      <style:text-properties fo:color="#000000" loext:opacity="100%" style:font-name="Open sans" fo:font-size="12pt" officeooo:rsid="003d8b66" officeooo:paragraph-rsid="0077c5d0" style:font-name-asian="Source Code Pro Black" style:font-size-asian="12pt" style:font-name-complex="Source Code Pro Black" style:font-size-complex="12pt"/>
    </style:style>
    <style:style style:name="P72" style:family="paragraph" style:parent-style-name="Standard" style:list-style-name="L2">
      <style:paragraph-properties fo:text-align="start" style:justify-single-word="false"/>
      <style:text-properties fo:color="#000000" loext:opacity="100%" style:font-name="Open sans" fo:font-size="12pt" officeooo:rsid="0056fe05" officeooo:paragraph-rsid="0056fe05" style:font-name-asian="Source Code Pro Black" style:font-size-asian="12pt" style:font-name-complex="Source Code Pro Black" style:font-size-complex="12pt"/>
    </style:style>
    <style:style style:name="P73" style:family="paragraph" style:parent-style-name="Standard" style:list-style-name="L2">
      <style:paragraph-properties fo:text-align="justify" style:justify-single-word="false"/>
      <style:text-properties fo:color="#111111" loext:opacity="100%" style:font-name="Open sans" fo:font-size="6pt" fo:language="en" fo:country="CA" fo:font-style="normal" fo:font-weight="normal" officeooo:rsid="004a9a39" officeooo:paragraph-rsid="004a9a39" style:font-size-asian="5.25pt" style:font-style-asian="normal" style:font-weight-asian="normal" style:font-size-complex="6pt" style:font-style-complex="normal" style:font-weight-complex="normal"/>
    </style:style>
    <style:style style:name="P74" style:family="paragraph" style:parent-style-name="Standard" style:list-style-name="L2">
      <style:paragraph-properties fo:text-align="justify" style:justify-single-word="false"/>
      <style:text-properties fo:color="#111111" loext:opacity="100%" style:font-name="Open sans" fo:font-size="12pt" fo:language="en" fo:country="CA" fo:font-style="normal" fo:font-weight="normal" officeooo:rsid="00586e10" officeooo:paragraph-rsid="00586e10"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size="11.8000001907349pt" officeooo:paragraph-rsid="006b89bc" style:font-size-asian="11.8000001907349pt" style:font-size-complex="11.8000001907349pt"/>
    </style:style>
    <style:style style:name="P76" style:family="paragraph" style:parent-style-name="Table_20_Contents" style:list-style-name="L1">
      <style:paragraph-properties fo:text-align="start" style:justify-single-word="false"/>
      <style:text-properties officeooo:paragraph-rsid="00893224"/>
    </style:style>
    <style:style style:name="P77" style:family="paragraph" style:parent-style-name="Table_20_Contents" style:list-style-name="L2">
      <style:paragraph-properties fo:text-align="start" style:justify-single-word="false"/>
      <style:text-properties officeooo:paragraph-rsid="00762c2a"/>
    </style:style>
    <style:style style:name="P78" style:family="paragraph" style:parent-style-name="Table_20_Contents" style:list-style-name="L1">
      <style:paragraph-properties fo:text-align="start" style:justify-single-word="false"/>
      <style:text-properties style:font-name="Open Sans" officeooo:paragraph-rsid="00893224"/>
    </style:style>
    <style:style style:name="P79" style:family="paragraph" style:parent-style-name="Table_20_Contents" style:list-style-name="L1">
      <loext:graphic-properties draw:fill="none"/>
      <style:paragraph-properties fo:margin-left="1.3cm" fo:margin-right="0.801cm" fo:margin-top="0cm" fo:margin-bottom="0cm" style:contextual-spacing="false" fo:text-align="start" style:justify-single-word="false" fo:text-indent="-0.7cm" style:auto-text-indent="false" fo:background-color="transparent">
        <style:tab-stops>
          <style:tab-stop style:position="1.402cm"/>
          <style:tab-stop style:position="1.508cm"/>
        </style:tab-stops>
      </style:paragraph-properties>
      <style:text-properties style:font-name="Open Sans" officeooo:paragraph-rsid="006f66da"/>
    </style:style>
    <style:style style:name="P80" style:family="paragraph" style:parent-style-name="Table_20_Contents" style:list-style-name="L2">
      <style:paragraph-properties fo:text-align="start" style:justify-single-word="false"/>
      <style:text-properties fo:color="#000000" loext:opacity="100%" style:font-name="Open sans" fo:font-size="12pt" officeooo:rsid="00576e29" officeooo:paragraph-rsid="0080121d" style:font-name-asian="Source Code Pro Black" style:font-size-asian="12pt" style:font-name-complex="Source Code Pro Black" style:font-size-complex="12pt"/>
    </style:style>
    <style:style style:name="P81" style:family="paragraph" style:parent-style-name="Table_20_Contents" style:list-style-name="L3">
      <style:paragraph-properties fo:text-align="start" style:justify-single-word="false"/>
      <style:text-properties fo:color="#000000" loext:opacity="100%" style:font-name="Open sans" fo:font-size="12pt" fo:font-style="normal" officeooo:rsid="005642b8" officeooo:paragraph-rsid="005642b8" style:font-size-asian="12pt" style:font-style-asian="normal" style:font-size-complex="12pt" style:font-style-complex="normal"/>
    </style:style>
    <style:style style:name="P82" style:family="paragraph" style:parent-style-name="Table_20_Contents" style:list-style-name="L3">
      <style:paragraph-properties fo:text-align="start" style:justify-single-word="false"/>
      <style:text-properties fo:color="#000000" loext:opacity="100%" style:font-name="Open sans" fo:font-size="12pt" officeooo:rsid="005642b8" officeooo:paragraph-rsid="005642b8" style:font-size-asian="12pt" style:font-size-complex="12pt"/>
    </style:style>
    <style:style style:name="P83" style:family="paragraph" style:parent-style-name="Table_20_Contents" style:list-style-name="L2">
      <style:paragraph-properties fo:text-align="start" style:justify-single-word="false"/>
      <style:text-properties fo:color="#000000" loext:opacity="100%" style:font-name="Open sans" fo:font-size="3pt" officeooo:rsid="0040e036" officeooo:paragraph-rsid="0040e036" style:font-name-asian="Source Code Pro Black" style:font-size-asian="2.59999990463257pt" style:font-name-complex="Source Code Pro Black" style:font-size-complex="3pt"/>
    </style:style>
    <style:style style:name="P84" style:family="paragraph" style:parent-style-name="Table_20_Contents" style:list-style-name="L1">
      <style:paragraph-properties fo:text-align="start" style:justify-single-word="false"/>
      <style:text-properties style:font-name="Open sans" fo:font-size="12pt" fo:language="fr" fo:country="CA" officeooo:rsid="006d34e5" officeooo:paragraph-rsid="006d34e5" style:font-size-asian="12pt" style:font-size-complex="12pt"/>
    </style:style>
    <style:style style:name="P85" style:family="paragraph" style:parent-style-name="Table_20_Contents" style:list-style-name="L1">
      <style:paragraph-properties fo:text-align="start" style:justify-single-word="false"/>
      <style:text-properties style:font-name="Open sans" fo:font-size="12pt" officeooo:rsid="006dc437" officeooo:paragraph-rsid="006dc437" style:font-size-asian="12pt" style:font-size-complex="12pt"/>
    </style:style>
    <style:style style:name="P86" style:family="paragraph" style:parent-style-name="Table_20_Contents" style:list-style-name="L2">
      <style:paragraph-properties fo:text-align="justify" style:justify-single-word="false"/>
      <style:text-properties fo:color="#111111" loext:opacity="100%" style:font-name="Open sans" fo:font-size="6pt" fo:language="en" fo:country="CA" fo:font-style="normal" fo:font-weight="normal" officeooo:rsid="00457705" officeooo:paragraph-rsid="0048470b" style:font-size-asian="5.25pt" style:font-style-asian="normal" style:font-weight-asian="normal" style:font-size-complex="6pt" style:font-style-complex="normal" style:font-weight-complex="normal"/>
    </style:style>
    <style:style style:name="P87" style:family="paragraph" style:parent-style-name="Table_20_Contents" style:list-style-name="L2">
      <style:paragraph-properties fo:text-align="justify" style:justify-single-word="false"/>
      <style:text-properties fo:color="#111111" loext:opacity="100%" style:font-name="Open sans" fo:font-size="12pt" fo:language="en" fo:country="CA" fo:font-style="normal" fo:font-weight="normal" officeooo:rsid="0048470b" officeooo:paragraph-rsid="0048470b" style:font-size-asian="10.5pt" style:font-style-asian="normal" style:font-weight-asian="normal" style:font-size-complex="12pt" style:font-style-complex="normal" style:font-weight-complex="normal"/>
    </style:style>
    <style:style style:name="P88" style:family="paragraph" style:parent-style-name="Table_20_Contents" style:list-style-name="L2">
      <style:paragraph-properties fo:text-align="justify" style:justify-single-word="false"/>
      <style:text-properties fo:color="#111111" loext:opacity="100%" style:font-name="Open sans" fo:font-size="12pt" fo:language="en" fo:country="CA" fo:font-style="normal" fo:font-weight="normal" officeooo:rsid="0048470b" officeooo:paragraph-rsid="00795af5" style:font-size-asian="10.5pt" style:font-style-asian="normal" style:font-weight-asian="normal" style:font-size-complex="12pt" style:font-style-complex="normal" style:font-weight-complex="normal"/>
    </style:style>
    <style:style style:name="P89" style:family="paragraph" style:parent-style-name="Table_20_Contents" style:list-style-name="L2">
      <style:paragraph-properties fo:text-align="justify" style:justify-single-word="false"/>
      <style:text-properties fo:color="#111111" loext:opacity="100%" style:font-name="Open sans" fo:font-size="12pt" fo:language="en" fo:country="CA" fo:font-style="normal" fo:font-weight="normal" officeooo:rsid="00586e10" officeooo:paragraph-rsid="0080121d" style:font-size-asian="10.5pt" style:font-style-asian="normal" style:font-weight-asian="normal" style:font-size-complex="12pt" style:font-style-complex="normal" style:font-weight-complex="normal"/>
    </style:style>
    <style:style style:name="T1" style:family="text">
      <style:text-properties fo:font-size="12pt" fo:font-style="normal" style:text-underline-style="none" fo:font-weight="normal" officeooo:rsid="006322dc" style:font-size-asian="12pt" style:font-style-asian="normal" style:font-weight-asian="normal" style:font-size-complex="12pt"/>
    </style:style>
    <style:style style:name="T2" style:family="text">
      <style:text-properties fo:font-size="12pt" fo:font-style="normal" style:text-underline-style="none" fo:font-weight="normal" officeooo:rsid="006b89bc" style:font-size-asian="12pt" style:font-style-asian="normal" style:font-weight-asian="normal" style:font-size-complex="12pt"/>
    </style:style>
    <style:style style:name="T3" style:family="text">
      <style:text-properties fo:font-size="12pt" fo:language="fr" fo:country="CA" officeooo:rsid="006f66da" style:font-size-asian="12pt" style:font-size-complex="12pt"/>
    </style:style>
    <style:style style:name="T4" style:family="text">
      <style:text-properties fo:font-size="12pt" fo:language="fr" fo:country="CA" officeooo:rsid="00732d83" style:font-size-asian="12pt" style:font-size-complex="12pt"/>
    </style:style>
    <style:style style:name="T5" style:family="text">
      <style:text-properties fo:font-size="12pt" fo:language="fr" fo:country="CA" officeooo:rsid="0073a2d2" style:font-size-asian="12pt" style:font-size-complex="12pt"/>
    </style:style>
    <style:style style:name="T6" style:family="text">
      <style:text-properties fo:font-size="12pt" fo:language="fr" fo:country="CA" officeooo:rsid="007e8584" style:font-size-asian="12pt" style:font-size-complex="12pt"/>
    </style:style>
    <style:style style:name="T7" style:family="text">
      <style:text-properties fo:font-size="12pt" fo:language="fr" fo:country="CA" officeooo:rsid="0070c22e" style:font-size-asian="12pt" style:font-size-complex="12pt"/>
    </style:style>
    <style:style style:name="T8" style:family="text">
      <style:text-properties fo:font-size="12pt" fo:language="fr" fo:country="CA" officeooo:rsid="00893224" style:font-size-asian="12pt" style:font-size-complex="12pt"/>
    </style:style>
    <style:style style:name="T9" style:family="text">
      <style:text-properties fo:font-size="12pt" fo:language="fr" fo:country="CA" fo:font-weight="normal" officeooo:rsid="006d34e5" style:font-name-asian="Source Code Pro Black" style:font-size-asian="12pt" style:font-style-asian="italic" style:font-weight-asian="normal" style:font-name-complex="Source Code Pro Black" style:font-size-complex="12pt" style:font-style-complex="italic" style:font-weight-complex="normal"/>
    </style:style>
    <style:style style:name="T10" style:family="text">
      <style:text-properties fo:font-size="12pt" fo:language="fr" fo:country="CA" fo:font-style="normal" officeooo:rsid="00732d83" style:font-size-asian="12pt" style:font-style-asian="normal" style:font-size-complex="12pt" style:font-style-complex="normal"/>
    </style:style>
    <style:style style:name="T11" style:family="text">
      <style:text-properties fo:font-size="12pt" fo:language="fr" fo:country="CA" fo:font-style="normal" officeooo:rsid="007491d0" style:font-size-asian="12pt" style:font-style-asian="normal" style:font-size-complex="12pt" style:font-style-complex="normal"/>
    </style:style>
    <style:style style:name="T12" style:family="text">
      <style:text-properties fo:font-size="12pt" fo:language="fr" fo:country="CA" fo:font-style="normal" officeooo:rsid="0054ccfe" style:font-size-asian="12pt" style:font-style-asian="normal" style:font-size-complex="12pt" style:font-style-complex="normal"/>
    </style:style>
    <style:style style:name="T13" style:family="text">
      <style:text-properties fo:font-size="12pt" fo:language="fr" fo:country="CA" fo:font-style="normal" officeooo:rsid="00762c2a" style:font-size-asian="12pt" style:font-style-asian="normal" style:font-size-complex="12pt" style:font-style-complex="normal"/>
    </style:style>
    <style:style style:name="T14" style:family="text">
      <style:text-properties fo:font-size="12pt" fo:language="fr" fo:country="CA" fo:font-style="normal" officeooo:rsid="007e8584" style:font-size-asian="12pt" style:font-style-asian="normal" style:font-size-complex="12pt" style:font-style-complex="normal"/>
    </style:style>
    <style:style style:name="T15" style:family="text">
      <style:text-properties fo:font-size="12pt" fo:language="fr" fo:country="CA" fo:font-style="normal" officeooo:rsid="00871b31" style:font-size-asian="12pt" style:font-style-asian="normal" style:font-size-complex="12pt" style:font-style-complex="normal"/>
    </style:style>
    <style:style style:name="T16" style:family="text">
      <style:text-properties fo:font-size="12pt" fo:language="fr" fo:country="CA" fo:font-style="normal" officeooo:rsid="00875f4f" style:font-size-asian="12pt" style:font-style-asian="normal" style:font-size-complex="12pt" style:font-style-complex="normal"/>
    </style:style>
    <style:style style:name="T17" style:family="text">
      <style:text-properties fo:font-size="12pt" fo:language="fr" fo:country="CA" officeooo:rsid="00762c2a" style:font-name-asian="Source Code Pro Black" style:font-size-asian="12pt" style:font-name-complex="Source Code Pro Black" style:font-size-complex="12pt"/>
    </style:style>
    <style:style style:name="T18" style:family="text">
      <style:text-properties fo:font-size="12pt" fo:language="fr" fo:country="CA" officeooo:rsid="0077c5d0" style:font-name-asian="Source Code Pro Black" style:font-size-asian="12pt" style:font-name-complex="Source Code Pro Black" style:font-size-complex="12pt"/>
    </style:style>
    <style:style style:name="T19" style:family="text">
      <style:text-properties fo:font-size="12pt" officeooo:rsid="0020b962" style:font-size-asian="12pt" style:font-style-asian="italic" style:font-size-complex="12pt" style:font-style-complex="italic"/>
    </style:style>
    <style:style style:name="T20" style:family="text">
      <style:text-properties fo:font-size="12pt" officeooo:rsid="0039ffdc" style:font-size-asian="12pt" style:font-style-asian="italic" style:font-size-complex="12pt" style:font-style-complex="italic"/>
    </style:style>
    <style:style style:name="T21" style:family="text">
      <style:text-properties fo:font-size="12pt" officeooo:rsid="0054ccfe" style:font-size-asian="12pt" style:font-size-complex="12pt"/>
    </style:style>
    <style:style style:name="T22" style:family="text">
      <style:text-properties fo:font-size="12pt" officeooo:rsid="005fab13" style:font-size-asian="12pt" style:font-size-complex="12pt"/>
    </style:style>
    <style:style style:name="T23" style:family="text">
      <style:text-properties fo:font-size="12pt" officeooo:rsid="0061143b" style:font-size-asian="12pt" style:font-size-complex="12pt"/>
    </style:style>
    <style:style style:name="T24" style:family="text">
      <style:text-properties fo:font-size="12pt" fo:font-weight="normal" officeooo:rsid="00300bf7" style:font-name-asian="Source Code Pro Black" style:font-size-asian="12pt" style:font-style-asian="italic" style:font-weight-asian="normal" style:font-name-complex="Source Code Pro Black" style:font-size-complex="12pt" style:font-style-complex="italic" style:font-weight-complex="normal"/>
    </style:style>
    <style:style style:name="T25" style:family="text">
      <style:text-properties fo:font-size="12pt" fo:font-weight="normal" officeooo:rsid="0020b962" style:font-name-asian="Source Code Pro Black" style:font-size-asian="12pt" style:font-style-asian="italic" style:font-weight-asian="normal" style:font-name-complex="Source Code Pro Black" style:font-size-complex="12pt" style:font-style-complex="italic" style:font-weight-complex="normal"/>
    </style:style>
    <style:style style:name="T26" style:family="text">
      <style:text-properties fo:font-size="12pt" fo:font-weight="normal" officeooo:rsid="0055085b" style:font-name-asian="Source Code Pro Black" style:font-size-asian="12pt" style:font-style-asian="italic" style:font-weight-asian="normal" style:font-name-complex="Source Code Pro Black" style:font-size-complex="12pt" style:font-style-complex="italic" style:font-weight-complex="normal"/>
    </style:style>
    <style:style style:name="T27" style:family="text">
      <style:text-properties fo:font-size="12pt" fo:font-weight="normal" officeooo:rsid="0039ffdc" style:font-name-asian="Source Code Pro Black" style:font-size-asian="12pt" style:font-style-asian="italic" style:font-weight-asian="normal" style:font-name-complex="Source Code Pro Black" style:font-size-complex="12pt" style:font-style-complex="italic" style:font-weight-complex="normal"/>
    </style:style>
    <style:style style:name="T28" style:family="text">
      <style:text-properties fo:font-size="12pt" fo:font-weight="normal" officeooo:rsid="003a3d34" style:font-name-asian="Source Code Pro Black" style:font-size-asian="12pt" style:font-style-asian="normal" style:font-weight-asian="normal" style:font-name-complex="Source Code Pro Black" style:font-size-complex="12pt" style:font-style-complex="normal" style:font-weight-complex="normal"/>
    </style:style>
    <style:style style:name="T29" style:family="text">
      <style:text-properties fo:font-size="12pt" fo:font-weight="bold" officeooo:rsid="0022646c" style:font-name-asian="Source Code Pro Black" style:font-size-asian="12pt" style:font-style-asian="italic" style:font-weight-asian="bold" style:font-name-complex="Source Code Pro Black" style:font-size-complex="12pt" style:font-style-complex="italic" style:font-weight-complex="bold"/>
    </style:style>
    <style:style style:name="T30" style:family="text">
      <style:text-properties fo:font-size="12pt" officeooo:rsid="00211d5a" style:font-name-asian="Source Code Pro Black" style:font-size-asian="12pt" style:font-style-asian="italic" style:font-name-complex="Source Code Pro Black" style:font-size-complex="12pt" style:font-style-complex="italic"/>
    </style:style>
    <style:style style:name="T31" style:family="text">
      <style:text-properties fo:font-size="12pt" officeooo:rsid="003b7c01" style:font-name-asian="Source Code Pro Black" style:font-size-asian="12pt" style:font-name-complex="Source Code Pro Black" style:font-size-complex="12pt"/>
    </style:style>
    <style:style style:name="T32" style:family="text">
      <style:text-properties fo:font-size="12pt" officeooo:rsid="00505c42" style:font-name-asian="Source Code Pro Black" style:font-size-asian="12pt" style:font-name-complex="Source Code Pro Black" style:font-size-complex="12pt"/>
    </style:style>
    <style:style style:name="T33" style:family="text">
      <style:text-properties fo:font-size="12pt" officeooo:rsid="008a70a2" style:font-name-asian="Source Code Pro Black" style:font-size-asian="12pt" style:font-name-complex="Source Code Pro Black" style:font-size-complex="12pt"/>
    </style:style>
    <style:style style:name="T34" style:family="text">
      <style:text-properties fo:color="#000000" loext:opacity="100%" fo:font-style="normal" officeooo:rsid="00300bf7" style:font-style-asian="normal" style:font-style-complex="normal"/>
    </style:style>
    <style:style style:name="T35" style:family="text">
      <style:text-properties fo:color="#000000" loext:opacity="100%" style:font-name="Open sans" fo:font-size="12pt" officeooo:rsid="003b7c01" style:font-name-asian="Source Code Pro Black" style:font-size-asian="12pt" style:font-name-complex="Source Code Pro Black" style:font-size-complex="12pt"/>
    </style:style>
    <style:style style:name="T36" style:family="text">
      <style:text-properties fo:color="#000000" loext:opacity="100%" style:font-name="Open sans" fo:language="en" fo:country="CA" fo:font-weight="normal" officeooo:rsid="002159b7" style:font-weight-asian="normal" style:font-weight-complex="normal"/>
    </style:style>
    <style:style style:name="T37" style:family="text">
      <style:text-properties fo:color="#000000" loext:opacity="100%" style:font-name="Open sans" fo:language="en" fo:country="CA" fo:font-weight="normal" officeooo:rsid="00102d04" style:font-weight-asian="normal" style:font-weight-complex="normal"/>
    </style:style>
    <style:style style:name="T38" style:family="text">
      <style:text-properties fo:color="#000000" loext:opacity="100%" style:font-name="Calibri " fo:language="fr" fo:country="CA" officeooo:rsid="006d34e5"/>
    </style:style>
    <style:style style:name="T39" style:family="text">
      <style:text-properties officeooo:rsid="0010aa6d"/>
    </style:style>
    <style:style style:name="T40" style:family="text">
      <style:text-properties officeooo:rsid="00138700"/>
    </style:style>
    <style:style style:name="T41" style:family="text">
      <style:text-properties officeooo:rsid="0014f72d"/>
    </style:style>
    <style:style style:name="T42" style:family="text">
      <style:text-properties officeooo:rsid="0015b39a"/>
    </style:style>
    <style:style style:name="T43" style:family="text">
      <style:text-properties officeooo:rsid="0020b962"/>
    </style:style>
    <style:style style:name="T44" style:family="text">
      <style:text-properties officeooo:rsid="00211d5a"/>
    </style:style>
    <style:style style:name="T45" style:family="text">
      <style:text-properties fo:color="#000080" loext:opacity="100%" style:font-name="Open sans" fo:font-size="12pt" fo:language="zxx" fo:country="none" fo:font-weight="normal" officeooo:rsid="00102d04" style:font-size-asian="12pt" style:font-weight-asian="normal" style:font-size-complex="12pt" style:font-weight-complex="normal"/>
    </style:style>
    <style:style style:name="T46" style:family="text">
      <style:text-properties fo:color="#000080" loext:opacity="100%" fo:font-size="12pt" fo:font-style="normal" style:text-underline-style="solid" style:text-underline-width="auto" style:text-underline-color="font-color" fo:font-weight="normal" officeooo:rsid="0020b962" style:font-size-asian="12pt" style:font-style-asian="normal" style:font-weight-asian="normal" style:font-size-complex="12pt"/>
    </style:style>
    <style:style style:name="T47" style:family="text">
      <style:text-properties fo:color="#000080" loext:opacity="100%" fo:font-size="12pt" fo:font-weight="normal" officeooo:rsid="0020b962" style:font-name-asian="Source Code Pro Black" style:font-size-asian="12pt" style:font-style-asian="italic" style:font-weight-asian="normal" style:font-name-complex="Source Code Pro Black" style:font-size-complex="12pt" style:font-style-complex="italic" style:font-weight-complex="normal"/>
    </style:style>
    <style:style style:name="T48" style:family="text">
      <style:text-properties fo:color="#000080" loext:opacity="100%" fo:font-size="12pt" fo:language="fr" fo:country="CA" style:text-underline-style="solid" style:text-underline-width="auto" style:text-underline-color="font-color" officeooo:rsid="006f66da" style:font-size-asian="12pt" style:font-size-complex="12pt"/>
    </style:style>
    <style:style style:name="T49" style:family="text">
      <style:text-properties fo:color="#000080" loext:opacity="100%" fo:font-size="12pt" fo:language="fr" fo:country="CA" fo:font-style="normal" style:text-underline-style="solid" style:text-underline-width="auto" style:text-underline-color="font-color" officeooo:rsid="00762c2a" style:font-size-asian="12pt" style:font-style-asian="normal" style:font-size-complex="12pt" style:font-style-complex="normal"/>
    </style:style>
    <style:style style:name="T50" style:family="text">
      <style:text-properties fo:color="#000080" loext:opacity="100%" fo:font-size="12pt" fo:language="fr" fo:country="CA" fo:font-style="normal" style:text-underline-style="solid" style:text-underline-width="auto" style:text-underline-color="font-color" officeooo:rsid="00732d83" style:font-size-asian="12pt" style:font-style-asian="normal" style:font-size-complex="12pt" style:font-style-complex="normal"/>
    </style:style>
    <style:style style:name="T51" style:family="text">
      <style:text-properties fo:color="#000080" loext:opacity="100%" fo:font-size="12pt" fo:language="fr" fo:country="CA" fo:font-style="italic" style:text-underline-style="solid" style:text-underline-width="auto" style:text-underline-color="font-color" officeooo:rsid="00732d83" style:font-size-asian="12pt" style:font-style-asian="italic" style:font-size-complex="12pt" style:font-style-complex="italic"/>
    </style:style>
    <style:style style:name="T52" style:family="text">
      <style:text-properties fo:color="#000080" loext:opacity="100%" fo:font-size="12pt" fo:language="fr" fo:country="CA" fo:font-style="italic" style:text-underline-style="solid" style:text-underline-width="auto" style:text-underline-color="font-color" officeooo:rsid="006dc437" style:font-size-asian="12pt" style:font-style-asian="italic" style:font-size-complex="12pt" style:font-style-complex="italic"/>
    </style:style>
    <style:style style:name="T53" style:family="text">
      <style:text-properties fo:color="#000080" loext:opacity="100%" fo:language="fr" fo:country="CA" officeooo:rsid="0070918d" style:font-name-asian="Source Code Pro Black" style:font-name-complex="Source Code Pro Black"/>
    </style:style>
    <style:style style:name="T54" style:family="text">
      <style:text-properties fo:color="#000080" loext:opacity="100%" fo:language="fr" fo:country="CA" officeooo:rsid="00732d83" style:font-name-asian="Source Code Pro Black" style:font-name-complex="Source Code Pro Black"/>
    </style:style>
    <style:style style:name="T55" style:family="text">
      <style:text-properties fo:color="#000080" loext:opacity="100%" fo:language="fr" fo:country="CA" fo:font-style="normal" officeooo:rsid="007491d0" style:font-style-asian="normal" style:font-style-complex="normal"/>
    </style:style>
    <style:style style:name="T56" style:family="text">
      <style:text-properties fo:color="#000080" loext:opacity="100%" officeooo:rsid="0055085b" style:font-name-asian="Source Code Pro Black" style:font-name-complex="Source Code Pro Black"/>
    </style:style>
    <style:style style:name="T57" style:family="text">
      <style:text-properties fo:color="#000080" loext:opacity="100%" fo:language="zxx" fo:country="none" officeooo:rsid="0070918d" style:font-name-asian="Source Code Pro Black" style:font-name-complex="Source Code Pro Black"/>
    </style:style>
    <style:style style:name="T58" style:family="text">
      <style:text-properties officeooo:rsid="002cc7fc"/>
    </style:style>
    <style:style style:name="T59" style:family="text">
      <style:text-properties officeooo:rsid="00300bf7"/>
    </style:style>
    <style:style style:name="T60" style:family="text">
      <style:text-properties officeooo:rsid="003211f5"/>
    </style:style>
    <style:style style:name="T61" style:family="text">
      <style:text-properties officeooo:rsid="003319fd"/>
    </style:style>
    <style:style style:name="T62" style:family="text">
      <style:text-properties officeooo:rsid="0039ffdc"/>
    </style:style>
    <style:style style:name="T63" style:family="text">
      <style:text-properties officeooo:rsid="003d9e19"/>
    </style:style>
    <style:style style:name="T64" style:family="text">
      <style:text-properties officeooo:rsid="0054ccfe"/>
    </style:style>
    <style:style style:name="T65" style:family="text">
      <style:text-properties officeooo:rsid="00586e10"/>
    </style:style>
    <style:style style:name="T66" style:family="text">
      <style:text-properties officeooo:rsid="005fab13"/>
    </style:style>
    <style:style style:name="T67" style:family="text">
      <style:text-properties style:font-name="Open sans" fo:font-size="12pt" officeooo:rsid="0054ccfe" style:font-size-asian="12pt" style:font-size-complex="12pt"/>
    </style:style>
    <style:style style:name="T68" style:family="text">
      <style:text-properties style:font-name="Open sans" fo:font-size="12pt" fo:font-weight="normal" style:font-size-asian="12pt" style:font-weight-asian="normal" style:font-size-complex="12pt" style:font-weight-complex="normal"/>
    </style:style>
    <style:style style:name="T69" style:family="text">
      <style:text-properties style:font-name="Open sans" fo:font-size="12pt" fo:font-weight="normal" officeooo:rsid="00102d04" style:font-size-asian="12pt" style:font-weight-asian="normal" style:font-size-complex="12pt" style:font-weight-complex="normal"/>
    </style:style>
    <style:style style:name="T70" style:family="text">
      <style:text-properties officeooo:rsid="0061143b"/>
    </style:style>
    <style:style style:name="T71" style:family="text">
      <style:text-properties officeooo:rsid="006322dc"/>
    </style:style>
    <style:style style:name="T72" style:family="text">
      <style:text-properties officeooo:rsid="00684c8c"/>
    </style:style>
    <style:style style:name="T73" style:family="text">
      <style:text-properties fo:language="fr" fo:country="CA"/>
    </style:style>
    <style:style style:name="T74" style:family="text">
      <style:text-properties fo:language="fr" fo:country="CA" officeooo:rsid="0077c5d0" style:font-name-asian="Source Code Pro Black" style:font-name-complex="Source Code Pro Black"/>
    </style:style>
    <style:style style:name="T75" style:family="text">
      <style:text-properties fo:language="fr" fo:country="CA" officeooo:rsid="0080121d" style:font-name-asian="Source Code Pro Black" style:font-name-complex="Source Code Pro Black"/>
    </style:style>
    <style:style style:name="T76" style:family="text">
      <style:text-properties fo:language="fr" fo:country="CA" officeooo:rsid="007ee6c0" style:font-name-asian="Source Code Pro Black" style:font-name-complex="Source Code Pro Black"/>
    </style:style>
    <style:style style:name="T77" style:family="text">
      <style:text-properties fo:language="fr" fo:country="CA" officeooo:rsid="00893224" style:font-name-asian="Source Code Pro Black" style:font-name-complex="Source Code Pro Black"/>
    </style:style>
    <style:style style:name="T78" style:family="text">
      <style:text-properties fo:language="fr" fo:country="CA" officeooo:rsid="008a70a2" style:font-name-asian="Source Code Pro Black" style:font-name-complex="Source Code Pro Black"/>
    </style:style>
    <style:style style:name="T79" style:family="text">
      <style:text-properties fo:language="fr" fo:country="CA" officeooo:rsid="008b3edf" style:font-name-asian="Source Code Pro Black" style:font-name-complex="Source Code Pro Black"/>
    </style:style>
    <style:style style:name="T80" style:family="text">
      <style:text-properties fo:language="fr" fo:country="CA" fo:font-style="normal" officeooo:rsid="006d34e5" style:font-name-asian="Source Code Pro Black" style:font-style-asian="normal" style:font-weight-asian="bold" style:font-name-complex="Source Code Pro Black" style:font-style-complex="normal" style:font-weight-complex="bold"/>
    </style:style>
    <style:style style:name="T81" style:family="text">
      <style:text-properties fo:language="fr" fo:country="CA" fo:font-style="normal" officeooo:rsid="0077c5d0" style:font-name-asian="Source Code Pro Black" style:font-style-asian="normal" style:font-weight-asian="bold" style:font-name-complex="Source Code Pro Black" style:font-style-complex="normal" style:font-weight-complex="bold"/>
    </style:style>
    <style:style style:name="T82" style:family="text">
      <style:text-properties fo:language="fr" fo:country="CA" fo:font-style="normal" officeooo:rsid="007e8584" style:font-name-asian="Source Code Pro Black" style:font-style-asian="normal" style:font-weight-asian="bold" style:font-name-complex="Source Code Pro Black" style:font-style-complex="normal" style:font-weight-complex="bold"/>
    </style:style>
    <style:style style:name="T83" style:family="text">
      <style:text-properties fo:language="fr" fo:country="CA" fo:font-style="normal" officeooo:rsid="008a70a2" style:font-name-asian="Source Code Pro Black" style:font-style-asian="normal" style:font-weight-asian="bold" style:font-name-complex="Source Code Pro Black" style:font-style-complex="normal" style:font-weight-complex="bold"/>
    </style:style>
    <style:style style:name="T84" style:family="text">
      <style:text-properties fo:language="fr" fo:country="CA" fo:font-style="normal" officeooo:rsid="006d34e5" style:font-style-asian="normal" style:font-style-complex="normal"/>
    </style:style>
    <style:style style:name="T85" style:family="text">
      <style:text-properties fo:language="fr" fo:country="CA" fo:font-style="normal" officeooo:rsid="00723fcb" style:font-style-asian="normal" style:font-style-complex="normal"/>
    </style:style>
    <style:style style:name="T86" style:family="text">
      <style:text-properties fo:language="fr" fo:country="CA" fo:font-style="normal" officeooo:rsid="007491d0" style:font-style-asian="normal" style:font-style-complex="normal"/>
    </style:style>
    <style:style style:name="T87" style:family="text">
      <style:text-properties fo:language="fr" fo:country="CA" fo:font-style="normal" officeooo:rsid="00762c2a" style:font-style-asian="normal" style:font-style-complex="normal"/>
    </style:style>
    <style:style style:name="T88" style:family="text">
      <style:text-properties fo:language="fr" fo:country="CA" fo:font-style="normal" officeooo:rsid="0076de6e" style:font-style-asian="normal" style:font-style-complex="normal"/>
    </style:style>
    <style:style style:name="T89" style:family="text">
      <style:text-properties fo:language="fr" fo:country="CA" fo:font-style="normal" officeooo:rsid="007e8584" style:font-style-asian="normal" style:font-style-complex="normal"/>
    </style:style>
    <style:style style:name="T90" style:family="text">
      <style:text-properties fo:language="fr" fo:country="CA" fo:font-style="normal" officeooo:rsid="007ee6c0" style:font-style-asian="normal" style:font-style-complex="normal"/>
    </style:style>
    <style:style style:name="T91" style:family="text">
      <style:text-properties fo:language="fr" fo:country="CA" fo:font-style="normal" officeooo:rsid="0061143b" style:font-style-asian="normal" style:font-style-complex="normal"/>
    </style:style>
    <style:style style:name="T92" style:family="text">
      <style:text-properties fo:language="fr" fo:country="CA" fo:font-style="normal" officeooo:rsid="00875f4f" style:font-style-asian="normal" style:font-style-complex="normal"/>
    </style:style>
    <style:style style:name="T93" style:family="text">
      <style:text-properties fo:language="fr" fo:country="CA" fo:font-style="normal" officeooo:rsid="0077c5d0" style:font-style-asian="normal" style:font-weight-asian="bold" style:font-style-complex="normal" style:font-weight-complex="bold"/>
    </style:style>
    <style:style style:name="T94" style:family="text">
      <style:text-properties fo:language="fr" fo:country="CA" fo:font-style="normal" officeooo:rsid="0035af77" style:font-style-asian="normal" style:font-weight-asian="bold" style:font-style-complex="normal" style:font-weight-complex="bold"/>
    </style:style>
    <style:style style:name="T95" style:family="text">
      <style:text-properties fo:language="fr" fo:country="CA" fo:font-style="normal" officeooo:rsid="008a70a2" style:font-style-asian="normal" style:font-weight-asian="bold" style:font-style-complex="normal" style:font-weight-complex="bold"/>
    </style:style>
    <style:style style:name="T96" style:family="text">
      <style:text-properties fo:language="fr" fo:country="CA" officeooo:rsid="0077c5d0" style:font-style-asian="italic" style:font-style-complex="italic"/>
    </style:style>
    <style:style style:name="T97" style:family="text">
      <style:text-properties fo:language="fr" fo:country="CA" officeooo:rsid="007ee6c0" style:font-style-asian="italic" style:font-style-complex="italic"/>
    </style:style>
    <style:style style:name="T98" style:family="text">
      <style:text-properties fo:language="fr" fo:country="CA" officeooo:rsid="00723fcb"/>
    </style:style>
    <style:style style:name="T99" style:family="text">
      <style:text-properties fo:language="fr" fo:country="CA" officeooo:rsid="00732d83"/>
    </style:style>
    <style:style style:name="T100" style:family="text">
      <style:text-properties fo:language="fr" fo:country="CA" officeooo:rsid="0073a2d2"/>
    </style:style>
    <style:style style:name="T101" style:family="text">
      <style:text-properties fo:language="fr" fo:country="CA" officeooo:rsid="0076de6e"/>
    </style:style>
    <style:style style:name="T102" style:family="text">
      <style:text-properties fo:language="fr" fo:country="CA" officeooo:rsid="0077c5d0"/>
    </style:style>
    <style:style style:name="T103" style:family="text">
      <style:text-properties fo:language="fr" fo:country="CA" officeooo:rsid="0077c5d0" style:font-weight-asian="bold" style:font-weight-complex="bold"/>
    </style:style>
    <style:style style:name="T104" style:family="text">
      <style:text-properties fo:language="fr" fo:country="CA" officeooo:rsid="00795af5"/>
    </style:style>
    <style:style style:name="T105" style:family="text">
      <style:text-properties fo:language="fr" fo:country="CA" officeooo:rsid="007ee6c0"/>
    </style:style>
    <style:style style:name="T106" style:family="text">
      <style:text-properties fo:language="fr" fo:country="CA" officeooo:rsid="0080121d"/>
    </style:style>
    <style:style style:name="T107" style:family="text">
      <style:text-properties fo:language="fr" fo:country="CA" officeooo:rsid="008a70a2"/>
    </style:style>
    <style:style style:name="T108" style:family="text">
      <style:text-properties fo:language="fr" fo:country="CA" officeooo:rsid="008b3edf"/>
    </style:style>
    <style:style style:name="T109" style:family="text">
      <style:text-properties officeooo:rsid="006dc437"/>
    </style:style>
    <style:style style:name="T110" style:family="text">
      <style:text-properties officeooo:rsid="0070c22e"/>
    </style:style>
    <style:style style:name="T111" style:family="text">
      <style:text-properties style:font-name-asian="Source Code Pro Black" style:font-name-complex="Source Code Pro Black"/>
    </style:style>
    <style:style style:name="T112" style:family="text">
      <style:text-properties officeooo:rsid="003a3d34" style:font-name-asian="Source Code Pro Black" style:font-name-complex="Source Code Pro Black"/>
    </style:style>
    <style:style style:name="T113" style:family="text">
      <style:text-properties officeooo:rsid="005239e0" style:font-name-asian="Source Code Pro Black" style:font-name-complex="Source Code Pro Black"/>
    </style:style>
    <style:style style:name="T114" style:family="text">
      <style:text-properties officeooo:rsid="0080121d" style:font-name-asian="Source Code Pro Black" style:font-name-complex="Source Code Pro Black"/>
    </style:style>
    <style:style style:name="T115" style:family="text">
      <style:text-properties officeooo:rsid="008b3edf" style:font-name-asian="Source Code Pro Black" style:font-name-complex="Source Code Pro Black"/>
    </style:style>
    <style:style style:name="T116" style:family="text">
      <style:text-properties style:font-name-asian="Source Code Pro Black" style:font-style-asian="italic" style:font-name-complex="Source Code Pro Black" style:font-style-complex="italic"/>
    </style:style>
    <style:style style:name="T117" style:family="text">
      <style:text-properties officeooo:rsid="0016f00f" style:font-name-asian="Source Code Pro Black" style:font-style-asian="italic" style:font-name-complex="Source Code Pro Black" style:font-style-complex="italic"/>
    </style:style>
    <style:style style:name="T118" style:family="text">
      <style:text-properties officeooo:rsid="000e9a16" style:font-name-asian="Source Code Pro Black" style:font-style-asian="italic" style:font-name-complex="Source Code Pro Black" style:font-style-complex="italic"/>
    </style:style>
    <style:style style:name="T119" style:family="text">
      <style:text-properties officeooo:rsid="0015b39a" style:font-name-asian="Source Code Pro Black" style:font-style-asian="italic" style:font-name-complex="Source Code Pro Black" style:font-style-complex="italic"/>
    </style:style>
    <style:style style:name="T120" style:family="text">
      <style:text-properties fo:font-style="normal" style:font-style-asian="normal" style:font-style-complex="normal"/>
    </style:style>
    <style:style style:name="T121" style:family="text">
      <style:text-properties fo:font-style="normal" officeooo:rsid="0020b962" style:font-style-asian="normal" style:font-style-complex="normal"/>
    </style:style>
    <style:style style:name="T122" style:family="text">
      <style:text-properties fo:font-style="normal" officeooo:rsid="00102d04" style:font-style-asian="normal" style:font-style-complex="normal"/>
    </style:style>
    <style:style style:name="T123" style:family="text">
      <style:text-properties fo:font-style="normal" officeooo:rsid="0014f72d" style:font-style-asian="normal" style:font-style-complex="normal"/>
    </style:style>
    <style:style style:name="T124" style:family="text">
      <style:text-properties fo:font-style="normal" officeooo:rsid="0055085b" style:font-style-asian="normal" style:font-style-complex="normal"/>
    </style:style>
    <style:style style:name="T125" style:family="text">
      <style:text-properties fo:font-style="normal" officeooo:rsid="00211d5a" style:font-style-asian="normal" style:font-style-complex="normal"/>
    </style:style>
    <style:style style:name="T126" style:family="text">
      <style:text-properties fo:font-style="normal" officeooo:rsid="00138700" style:font-style-asian="normal" style:font-style-complex="normal"/>
    </style:style>
    <style:style style:name="T127" style:family="text">
      <style:text-properties fo:font-style="normal" officeooo:rsid="002159b7" style:font-style-asian="normal" style:font-style-complex="normal"/>
    </style:style>
    <style:style style:name="T128" style:family="text">
      <style:text-properties fo:font-style="normal" officeooo:rsid="0076de6e" style:font-style-asian="normal" style:font-style-complex="normal"/>
    </style:style>
    <style:style style:name="T129" style:family="text">
      <style:text-properties fo:font-style="normal" officeooo:rsid="007ee6c0" style:font-style-asian="normal" style:font-style-complex="normal"/>
    </style:style>
    <style:style style:name="T130" style:family="text">
      <style:text-properties fo:font-style="normal" officeooo:rsid="008b3edf" style:font-style-asian="normal" style:font-style-complex="normal"/>
    </style:style>
    <style:style style:name="T131" style:family="text">
      <style:text-properties fo:font-style="normal" style:font-style-asian="normal" style:font-weight-asian="bold" style:font-style-complex="normal" style:font-weight-complex="bold"/>
    </style:style>
    <style:style style:name="T132" style:family="text">
      <style:text-properties fo:font-style="normal" officeooo:rsid="003b7c01" style:font-style-asian="normal" style:font-weight-asian="bold" style:font-style-complex="normal" style:font-weight-complex="bold"/>
    </style:style>
    <style:style style:name="T133" style:family="text">
      <style:text-properties fo:font-style="normal" officeooo:rsid="0077c5d0" style:font-style-asian="normal" style:font-weight-asian="bold" style:font-style-complex="normal" style:font-weight-complex="bold"/>
    </style:style>
    <style:style style:name="T134" style:family="text">
      <style:text-properties style:font-style-asian="italic" style:font-style-complex="italic"/>
    </style:style>
    <style:style style:name="T135" style:family="text">
      <style:text-properties officeooo:rsid="0010aa6d" style:font-style-asian="italic" style:font-style-complex="italic"/>
    </style:style>
    <style:style style:name="T136" style:family="text">
      <style:text-properties officeooo:rsid="00211d5a" style:font-style-asian="italic" style:font-style-complex="italic"/>
    </style:style>
    <style:style style:name="T137" style:family="text">
      <style:text-properties officeooo:rsid="00300bf7" style:font-style-asian="italic" style:font-style-complex="italic"/>
    </style:style>
    <style:style style:name="T138" style:family="text">
      <style:text-properties officeooo:rsid="003c7668" style:font-style-asian="italic" style:font-style-complex="italic"/>
    </style:style>
    <style:style style:name="T139" style:family="text">
      <style:text-properties officeooo:rsid="0015b39a" style:font-style-asian="italic" style:font-style-complex="italic"/>
    </style:style>
    <style:style style:name="T140" style:family="text">
      <style:text-properties officeooo:rsid="0020b962" style:font-style-asian="italic" style:font-style-complex="italic"/>
    </style:style>
    <style:style style:name="T141" style:family="text">
      <style:text-properties officeooo:rsid="0076de6e" style:font-style-asian="italic" style:font-style-complex="italic"/>
    </style:style>
    <style:style style:name="T142" style:family="text">
      <style:text-properties officeooo:rsid="0077c5d0" style:font-style-asian="italic" style:font-style-complex="italic"/>
    </style:style>
    <style:style style:name="T143" style:family="text">
      <style:text-properties officeooo:rsid="007ee6c0" style:font-style-asian="italic" style:font-style-complex="italic"/>
    </style:style>
    <style:style style:name="T144" style:family="text">
      <style:text-properties officeooo:rsid="003b7c01" style:font-weight-asian="bold" style:font-weight-complex="bold"/>
    </style:style>
    <style:style style:name="T145" style:family="text">
      <style:text-properties officeooo:rsid="0077c5d0" style:font-weight-asian="bold" style:font-weight-complex="bold"/>
    </style:style>
    <style:style style:name="T146" style:family="text">
      <style:text-properties officeooo:rsid="0073a2d2"/>
    </style:style>
    <style:style style:name="T147" style:family="text">
      <style:text-properties officeooo:rsid="0076de6e"/>
    </style:style>
    <style:style style:name="T148" style:family="text">
      <style:text-properties officeooo:rsid="0077c5d0"/>
    </style:style>
    <style:style style:name="T149" style:family="text">
      <style:text-properties officeooo:rsid="00795af5"/>
    </style:style>
    <style:style style:name="T150" style:family="text">
      <style:text-properties fo:font-size="20pt" style:font-size-asian="20pt" style:font-size-complex="20pt"/>
    </style:style>
    <style:style style:name="T151" style:family="text">
      <style:text-properties fo:font-size="20pt" officeooo:rsid="00875f4f" style:font-size-asian="20pt" style:font-size-complex="20pt"/>
    </style:style>
    <style:style style:name="T152" style:family="text">
      <style:text-properties officeooo:rsid="007ee6c0"/>
    </style:style>
    <style:style style:name="T153" style:family="text">
      <style:text-properties officeooo:rsid="0080121d"/>
    </style:style>
    <style:style style:name="T154" style:family="text">
      <style:text-properties officeooo:rsid="00893224"/>
    </style:style>
    <style:style style:name="T155" style:family="text">
      <style:text-properties officeooo:rsid="008a70a2"/>
    </style:style>
    <style:style style:name="T156" style:family="text">
      <style:text-properties fo:font-size="11.5pt" style:font-size-asian="11.5pt" style:font-size-complex="11.5pt"/>
    </style:style>
    <style:style style:name="T157" style:family="text">
      <style:text-properties fo:font-size="11.5pt" officeooo:rsid="0077c5d0" style:font-size-asian="11.5pt" style:font-size-complex="11.5pt"/>
    </style:style>
    <style:style style:name="T158" style:family="text">
      <style:text-properties fo:font-size="11.5pt" fo:language="fr" fo:country="CA" officeooo:rsid="0077c5d0" style:font-size-asian="11.5pt" style:font-size-complex="11.5pt"/>
    </style:style>
    <style:style style:name="fr1" style:family="graphic" style:parent-style-name="Graphics">
      <style:graphic-properties style:run-through="foreground" style:wrap="dynamic" style:number-wrapped-paragraphs="no-limit" style:wrap-contour="fals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horizontal-pos="from-left" style:horizontal-rel="paragraph" style:mirror="none" fo:clip="rect(0cm, 1.15cm, 2.445cm, 1.03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1.205cm, 2.635cm, 0.93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3"><text:span text:style-name="Section"><text:span text:style-name="T151">­</text:span></text:span><text:span text:style-name="Section"><text:span text:style-name="T150">Nikola Tutić</text:span></text:span></text:p>
          </table:table-cell>
          <table:table-cell table:style-name="Table2.B1" office:value-type="string">
            <text:p text:style-name="Standard"/>
          </table:table-cell>
          <table:table-cell table:style-name="Table2.C1" office:value-type="string">
            <text:p text:style-name="P38"><text:span text:style-name="Section">Profil</text:span></text:p>
          </table:table-cell>
        </table:table-row>
        <table:table-row table:style-name="Table2.2">
          <table:table-cell table:style-name="Table2.A2" office:value-type="string">
            <text:p text:style-name="P14"><text:span text:style-name="T1">Portfolio </text:span><text:span text:style-name="T2">sur</text:span><text:span text:style-name="T1"> </text:span><text:a xlink:type="simple" xlink:href="https://tutic.ca/en" text:style-name="Internet_20_link" text:visited-style-name="Visited_20_Internet_20_Link"><text:span text:style-name="T46">tutic.ca</text:span></text:a></text:p>
            <text:p text:style-name="P33"><text:s text:c="2"/></text:p>
            <text:p text:style-name="P52"><text:span text:style-name="T36">+1 </text:span><text:span text:style-name="T37">819 349-3340</text:span></text:p>
            <text:p text:style-name="P55"><text:a xlink:type="simple" xlink:href="mailto:nikola@tutic.ca" text:style-name="Internet_20_link" text:visited-style-name="Visited_20_Internet_20_Link"><text:span text:style-name="T45">nikola@tutic.ca</text:span></text:a></text:p>
            <text:p text:style-name="P55"><text:span text:style-name="T45"/></text:p>
            <text:p text:style-name="P35"><text:span text:style-name="T69">7</text:span><text:span text:style-name="T68">744-B rue Saint-Denis</text:span></text:p>
            <text:p text:style-name="P32">Montréal, H2R 2E8</text:p>
          </table:table-cell>
          <table:table-cell table:style-name="Table2.B2" office:value-type="string">
            <text:p text:style-name="Standard"/>
          </table:table-cell>
          <table:table-cell table:style-name="Table2.C2" office:value-type="string">
            <text:p text:style-name="P75"><text:span text:style-name="Text_20_no-Emphasis"><text:span text:style-name="T38">Initialement biologiste, je me suis réorienté vers la programmation pour répondre à mes besoins et intérêts en automatisation et traitement de données, puis pour nourrir ma passion pour le monde des possibilités du développement logiciel. Avec une variété de projets réalisés pour des clients indépendants, j’ai pu prouver ma polyvalence et ma débrouillardise pour résoudre des problèmes d’affaires par la programmation. Je cherche à rejoindre une équipe pour me permettre d’atteindre le prochain niveau dans mes compétences.</text:span></text:span></text:p>
          </table:table-cell>
        </table:table-row>
      </table:table>
      <text:p text:style-name="P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9"/>
          </table:table-cell>
          <table:table-cell table:style-name="Table4.B1" office:value-type="string">
            <text:p text:style-name="P42"><text:span text:style-name="Section"><text:span text:style-name="T110">Aperçu </text:span></text:span><text:span text:style-name="Section"><text:span text:style-name="T146">du</text:span></text:span><text:span text:style-name="Section"><text:span text:style-name="T110"> </text:span></text:span><text:span text:style-name="Section">Portfolio</text:span></text:p>
          </table:table-cell>
          <table:table-cell table:style-name="Table4.A1" office:value-type="string">
            <text:p text:style-name="P53"/>
          </table:table-cell>
        </table:table-row>
        <table:table-row>
          <table:table-cell table:style-name="Table4.A2" table:number-columns-spanned="3" office:value-type="string">
            <text:list text:style-name="L1">
              <text:list-item>
                <text:p text:style-name="P76"><text:span text:style-name="Text_20_emphasis"><text:span text:style-name="T53"><draw:frame draw:style-name="fr1" draw:name="Image3" text:anchor-type="as-char" svg:y="-0.365cm" svg:width="0.466cm" svg:height="0.466cm" draw:z-index="5"><draw:image xlink:href="Pictures/10000001000000C0000000C0B3431DD1.png" xlink:type="simple" xlink:show="embed" xlink:actuate="onLoad" draw:mime-type="image/png"/></draw:frame></text:span></text:span><text:span text:style-name="Text_20_emphasis"><text:span text:style-name="T53"><text:s text:c="2"/></text:span></text:span><text:a xlink:type="simple" xlink:href="https://chromewebstore.google.com/detail/weekly-clockify/oejclklollnadllgjcpaopapmckpeaim?pli=1" text:style-name="Internet_20_link" text:visited-style-name="Visited_20_Internet_20_Link"><text:span text:style-name="Text_20_emphasis"><text:span text:style-name="T57">E</text:span></text:span><text:span text:style-name="Text_20_emphasis"><text:span text:style-name="T56">xtension </text:span></text:span><text:span text:style-name="Text_20_emphasis"><text:span text:style-name="T53">Chrome</text:span></text:span></text:a><text:span text:style-name="Text_20_no-Emphasis"><text:span text:style-name="T54"> </text:span></text:span><text:span text:style-name="Text_20_no-Emphasis"><text:span text:style-name="T77">pour gestion du temps d’une entreprise de plus de 50</text:span></text:span></text:p>
                <text:p text:style-name="P78"><text:span text:style-name="Text_20_no-Emphasis"><text:span text:style-name="T64">↳ </text:span></text:span><text:span text:style-name="Text_20_no-Emphasis"><text:span text:style-name="T66">JavaScript, </text:span></text:span><text:span text:style-name="Text_20_no-Emphasis"><text:span text:style-name="T99">intégration d’</text:span></text:span><text:span text:style-name="Text_20_no-Emphasis"><text:span text:style-name="T70">API, </text:span></text:span><text:span text:style-name="Text_20_no-Emphasis"><text:span text:style-name="T66">Manifest V</text:span></text:span><text:span text:style-name="Text_20_no-Emphasis"><text:span text:style-name="T72">3, </text:span></text:span><text:span text:style-name="Text_20_no-Emphasis"><text:span text:style-name="T66">HTML, CSS</text:span></text:span></text:p>
                <text:list>
                  <text:list-item>
                    <text:p text:style-name="P56"><draw:frame draw:style-name="fr2" draw:name="Image2 Copy 1" text:anchor-type="as-char" svg:y="-0.347cm" svg:width="0.489cm" svg:height="0.464cm" draw:z-index="1"><draw:image xlink:href="Pictures/10000001000000D2000000D21B06E1ED.png" xlink:type="simple" xlink:show="embed" xlink:actuate="onLoad" draw:mime-type="image/png"/></draw:frame><text:s/><text:span text:style-name="Text_20_emphasis"><text:span text:style-name="T48">Interfaces bureau</text:span></text:span><text:span text:style-name="T67"> </text:span><text:span text:style-name="Text_20_no-Emphasis"><text:span text:style-name="T3">pour contrôler des machines </text:span></text:span><text:span text:style-name="Text_20_no-Emphasis"><text:span text:style-name="T6">de</text:span></text:span><text:span text:style-name="Text_20_no-Emphasis"><text:span text:style-name="T3"> l’industrie laitière</text:span></text:span></text:p>
                    <text:p text:style-name="P79"><text:span text:style-name="Text_20_no-Emphasis"><text:span text:style-name="T21">↳ </text:span></text:span><text:span text:style-name="Text_20_no-Emphasis"><text:span text:style-name="T22">Python, Qt,</text:span></text:span><text:span text:style-name="Text_20_no-Emphasis"><text:span text:style-name="T23"> </text:span></text:span><text:span text:style-name="Text_20_no-Emphasis"><text:span text:style-name="T3">transmission séri</text:span></text:span><text:span text:style-name="Text_20_no-Emphasis"><text:span text:style-name="T7">ale</text:span></text:span><text:span text:style-name="Text_20_no-Emphasis"><text:span text:style-name="T3">, protocole </text:span></text:span><text:span text:style-name="Text_20_no-Emphasis"><text:span text:style-name="T22">Modbus, </text:span></text:span><text:span text:style-name="Text_20_no-Emphasis"><text:span text:style-name="T3">requêtage HTTP</text:span></text:span></text:p>
                  </text:list-item>
                  <text:list-item>
                    <text:p text:style-name="P58"><text:span text:style-name="Text_20_emphasis"><text:span text:style-name="T13"><draw:frame draw:style-name="fr2" draw:name="Image2 Copy 1 Copy 2" text:anchor-type="as-char" svg:y="-0.347cm" svg:width="0.489cm" svg:height="0.464cm" draw:z-index="2"><draw:image xlink:href="Pictures/10000001000000D2000000D21B06E1ED.png" xlink:type="simple" xlink:show="embed" xlink:actuate="onLoad" draw:mime-type="image/png"/></draw:frame></text:span></text:span><text:span text:style-name="Text_20_emphasis"><text:span text:style-name="T13"><text:s/></text:span></text:span><text:span text:style-name="Text_20_emphasis"><text:span text:style-name="T49">Traitement d’images</text:span></text:span><text:span text:style-name="Text_20_emphasis"><text:span text:style-name="T13"> </text:span></text:span><text:span text:style-name="Text_20_no-Emphasis"><text:span text:style-name="T13">front-end intégré à une modélisation 3D</text:span></text:span></text:p>
                    <text:p text:style-name="P61"><text:span text:style-name="Text_20_no-Emphasis"><text:span text:style-name="T91">↳ </text:span></text:span><text:span text:style-name="Text_20_no-Emphasis"><text:span text:style-name="T87">JavaScript, Shopify, ThreeJS, DOM canvas</text:span></text:span></text:p>
                  </text:list-item>
                  <text:list-item>
                    <text:p text:style-name="P59"><text:span text:style-name="Text_20_emphasis"><text:span text:style-name="T10"><draw:frame draw:style-name="fr3" draw:name="Image1 Copy 1" text:anchor-type="as-char" svg:y="-0.328cm" svg:width="0.462cm" svg:height="0.418cm" draw:z-index="0"><draw:image xlink:href="Pictures/10000001000000D2000000D26CC38F11.png" xlink:type="simple" xlink:show="embed" xlink:actuate="onLoad" draw:mime-type="image/png"/></draw:frame></text:span></text:span><text:span text:style-name="Text_20_emphasis"><text:span text:style-name="T10"><text:s/></text:span></text:span><text:span text:style-name="Text_20_emphasis"><text:span text:style-name="T50">Solutions de </text:span></text:span><text:span text:style-name="Text_20_emphasis"><text:span text:style-name="T51">s</text:span></text:span><text:span text:style-name="Text_20_emphasis"><text:span text:style-name="T52">craping</text:span></text:span><text:span text:style-name="Text_20_emphasis"><text:span text:style-name="T4"> </text:span></text:span><text:span text:style-name="Text_20_no-Emphasis"><text:span text:style-name="T8">pour collecter </text:span></text:span><text:span text:style-name="Text_20_no-Emphasis"><text:span text:style-name="T5">des données web non structurées</text:span></text:span></text:p>
                    <text:p text:style-name="P62"><text:span text:style-name="Text_20_no-Emphasis"><text:span text:style-name="T70">↳ </text:span></text:span><text:span text:style-name="Text_20_no-Emphasis"><text:span text:style-name="T66">Python </text:span></text:span><text:span text:style-name="Text_20_no-Emphasis"><text:span text:style-name="T72">&amp; JavaScript</text:span></text:span><text:span text:style-name="Text_20_no-Emphasis"><text:span text:style-name="T71">, </text:span></text:span><text:span text:style-name="Text_20_no-Emphasis"><text:span text:style-name="T66">scrapy, Selenium, APIs, </text:span></text:span><text:span text:style-name="Text_20_no-Emphasis"><text:span text:style-name="T100">requêtage </text:span></text:span><text:span text:style-name="Text_20_no-Emphasis"><text:span text:style-name="T66">HTTP, </text:span></text:span><text:span text:style-name="Text_20_no-Emphasis"><text:span text:style-name="T154">SQL</text:span></text:span></text:p>
                  </text:list-item>
                  <text:list-item>
                    <text:p text:style-name="P60"><text:span text:style-name="Text_20_emphasis"><text:span text:style-name="T86"><draw:frame draw:style-name="fr3" draw:name="Image1 Copy 1 Copy 1" text:anchor-type="as-char" svg:y="-0.328cm" svg:width="0.462cm" svg:height="0.418cm" draw:z-index="3"><draw:image xlink:href="Pictures/10000001000000D2000000D26CC38F11.png" xlink:type="simple" xlink:show="embed" xlink:actuate="onLoad" draw:mime-type="image/png"/></draw:frame></text:span></text:span><text:span text:style-name="Text_20_emphasis"><text:span text:style-name="T86"><text:s/></text:span></text:span><text:a xlink:type="simple" xlink:href="https://github.com/ntutic/reitmaps/" text:style-name="Internet_20_link" text:visited-style-name="Visited_20_Internet_20_Link"><text:span text:style-name="Text_20_emphasis"><text:span text:style-name="T55">Administration système</text:span></text:span></text:a><text:span text:style-name="Text_20_no-Emphasis"><text:span text:style-name="T86">, </text:span></text:span><text:span text:style-name="Text_20_no-Emphasis"><text:span text:style-name="T92">scriptage, </text:span></text:span><text:span text:style-name="Text_20_no-Emphasis"><text:span text:style-name="T89">hébergement,</text:span></text:span><text:span text:style-name="Text_20_no-Emphasis"><text:span text:style-name="T11"> </text:span></text:span><text:span text:style-name="Text_20_no-Emphasis"><text:span text:style-name="T14">pipelines CI/CD</text:span></text:span></text:p>
                    <text:p text:style-name="P57"><text:span text:style-name="Text_20_no-Emphasis"><text:span text:style-name="T12">↳ </text:span></text:span><text:span text:style-name="Text_20_no-Emphasis"><text:span text:style-name="T14">b</text:span></text:span><text:span text:style-name="Text_20_no-Emphasis"><text:span text:style-name="T11">ash, Linux / Debian, Docke</text:span></text:span><text:span text:style-name="Text_20_no-Emphasis"><text:span text:style-name="T16">r</text:span></text:span><text:span text:style-name="Text_20_no-Emphasis"><text:span text:style-name="T11">, nginx, Je</text:span></text:span><text:span text:style-name="Text_20_no-Emphasis"><text:span text:style-name="T15">­</text:span></text:span><text:span text:style-name="Text_20_no-Emphasis"><text:span text:style-name="T11">nkins, </text:span></text:span><text:span text:style-name="Text_20_no-Emphasis"><text:span text:style-name="T16">AWS, </text:span></text:span><text:span text:style-name="Text_20_no-Emphasis"><text:span text:style-name="T14">Cloudflare</text:span></text:span></text:p>
                  </text:list-item>
                </text:list>
              </text:list-item>
            </text:list>
          </table:table-cell>
          <table:covered-table-cell/>
          <table:covered-table-cell/>
        </table:table-row>
      </table:table>
      <text:p text:style-name="P2"/>
      <text:p text:style-name="P3"/>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8"/>
          </table:table-cell>
          <table:table-cell table:style-name="Table3.B1" table:number-columns-spanned="2" office:value-type="string">
            <text:p text:style-name="P41"><text:span text:style-name="Section">Expérience</text:span></text:p>
          </table:table-cell>
          <table:covered-table-cell/>
          <table:table-cell table:style-name="Table3.A1" office:value-type="string">
            <text:p text:style-name="Standard"/>
          </table:table-cell>
        </table:table-row>
        <table:table-row>
          <table:table-cell table:style-name="Table3.A2" table:number-columns-spanned="2" office:value-type="string">
            <text:p text:style-name="P26"><text:span text:style-name="Title"><text:span text:style-name="T80">Développeur </text:span></text:span><text:span text:style-name="Title"><text:span text:style-name="T83">l</text:span></text:span><text:span text:style-name="Title"><text:span text:style-name="T80">ogiciel </text:span></text:span><text:span text:style-name="Title"><text:span text:style-name="T83">(indépendant)</text:span></text:span></text:p>
            <text:p text:style-name="P54"><text:span text:style-name="Subtitle"><text:span text:style-name="T19">UpWork </text:span></text:span><text:span text:style-name="Subtitle"><text:span text:style-name="T20">(</text:span></text:span><text:span text:style-name="Subtitle"><text:span text:style-name="T24">profil</text:span></text:span><text:span text:style-name="Subtitle"><text:span text:style-name="T25"> </text:span></text:span><text:span text:style-name="Subtitle"><text:span text:style-name="T9">et commentaires sur</text:span></text:span><text:span text:style-name="Subtitle"><text:span text:style-name="T26"> </text:span></text:span><text:span text:style-name="Subtitle"><text:span text:style-name="T26"><draw:frame draw:style-name="fr2" draw:name="Image2 Copy 1 Copy 2 Copy 1" text:anchor-type="as-char" svg:y="-0.347cm" svg:width="0.489cm" svg:height="0.464cm" draw:z-index="4"><draw:image xlink:href="Pictures/10000001000000D2000000D21B06E1ED.png" xlink:type="simple" xlink:show="embed" xlink:actuate="onLoad" draw:mime-type="image/png"/></draw:frame></text:span></text:span><text:span text:style-name="Subtitle"><text:span text:style-name="T26"><text:s/></text:span></text:span><text:a xlink:type="simple" xlink:href="https://tutic.ca/upwork" text:style-name="Internet_20_link" text:visited-style-name="Visited_20_Internet_20_Link"><text:span text:style-name="Subtitle"><text:span text:style-name="T47">tutic.ca/upwork</text:span></text:span></text:a><text:span text:style-name="Subtitle"><text:span text:style-name="T27">)</text:span></text:span><text:span text:style-name="Subtitle"><text:span text:style-name="T28"> <text:s/></text:span></text:span><text:span text:style-name="Subtitle"><text:span text:style-name="T29"><text:s/></text:span></text:span><text:span text:style-name="Subtitle"><text:span text:style-name="T30"><text:s text:c="2"/></text:span></text:span></text:p>
          </table:table-cell>
          <table:covered-table-cell/>
          <table:table-cell table:style-name="Table3.C2" table:number-columns-spanned="2" office:value-type="string">
            <text:p text:style-name="P16"><text:span text:style-name="_30_._20_CV"><text:span text:style-name="T121">20</text:span></text:span><text:span text:style-name="_30_._20_CV"><text:span text:style-name="T120">22</text:span></text:span><text:span text:style-name="_30_._20_CV"><text:span text:style-name="T122"> </text:span></text:span><text:span text:style-name="_30_._20_CV"><text:span text:style-name="T123">–</text:span></text:span><text:span text:style-name="_30_._20_CV"><text:span text:style-name="T124"> </text:span></text:span><text:span text:style-name="_30_._20_CV"><text:span text:style-name="T84">Présen</text:span></text:span><text:span text:style-name="_30_._20_CV"><text:span text:style-name="T85">t</text:span></text:span></text:p>
            <text:p text:style-name="P31"><text:span text:style-name="Subtitle">En ligne</text:span></text:p>
          </table:table-cell>
          <table:covered-table-cell/>
        </table:table-row>
        <table:table-row>
          <table:table-cell table:style-name="Table3.A3" table:number-columns-spanned="4" office:value-type="string">
            <text:list text:continue-numbering="true" text:style-name="L1">
              <text:list-item>
                <text:p text:style-name="P84"><text:span text:style-name="Text_20_emphasis">Développement solo</text:span><text:span text:style-name="_30_._20_CV"> </text:span><text:span text:style-name="Text_20_no-Emphasis">de solutions logiciel</text:span><text:span text:style-name="Text_20_no-Emphasis"><text:span text:style-name="T155">le</text:span></text:span><text:span text:style-name="Text_20_no-Emphasis">s pour </text:span><text:span text:style-name="Text_20_no-Emphasis"><text:span text:style-name="T155">plusieurs clients</text:span></text:span></text:p>
              </text:list-item>
              <text:list-item>
                <text:p text:style-name="P84"><text:span text:style-name="Text_20_emphasis"><text:span text:style-name="T109">Sollicitation</text:span></text:span><text:span text:style-name="_30_._20_CV"><text:span text:style-name="T109"> </text:span></text:span><text:span text:style-name="Text_20_no-Emphasis"><text:span text:style-name="T109">de clients avec proposition de budget, d’outils et d’architecture</text:span></text:span></text:p>
              </text:list-item>
              <text:list-item>
                <text:p text:style-name="P85"><text:span text:style-name="Text_20_emphasis"><text:span text:style-name="T73">Intégration </text:span></text:span><text:span text:style-name="Text_20_no-Emphasis"><text:span text:style-name="T73">d’outils et concepts propres à </text:span></text:span><text:span text:style-name="Text_20_no-Emphasis"><text:span text:style-name="T107">différents </text:span></text:span><text:span text:style-name="Text_20_no-Emphasis"><text:span text:style-name="T73">champs d’expertise</text:span></text:span></text:p>
              </text:list-item>
            </text:list>
          </table:table-cell>
          <table:covered-table-cell/>
          <table:covered-table-cell/>
          <table:covered-table-cell/>
        </table:table-row>
        <table:table-row>
          <table:table-cell table:style-name="Table3.A4" table:number-columns-spanned="2" office:value-type="string">
            <text:p text:style-name="P15"><text:span text:style-name="Title"><text:span text:style-name="T81">Technicien et </text:span></text:span><text:span text:style-name="Title"><text:span text:style-name="T83">d</text:span></text:span><text:span text:style-name="Title"><text:span text:style-name="T81">éveloppeur </text:span></text:span><text:span text:style-name="Title"><text:span text:style-name="T83">l</text:span></text:span><text:span text:style-name="Title"><text:span text:style-name="T81">ogiciel </text:span></text:span><text:span text:style-name="Title"><text:span text:style-name="T83">(c</text:span></text:span><text:span text:style-name="Title"><text:span text:style-name="T81">ontractue</text:span></text:span><text:span text:style-name="Title"><text:span text:style-name="T82">l</text:span></text:span><text:span text:style-name="Title"><text:span text:style-name="T83">)</text:span></text:span></text:p>
            <text:p text:style-name="P4"><text:bookmark-start text:name="__DdeLink__509_2290474315"/><text:span text:style-name="Subtitle"><text:span text:style-name="T134">Oneka Technologies</text:span></text:span><text:bookmark-end text:name="__DdeLink__509_2290474315"/><text:span text:style-name="Subtitle"><text:span text:style-name="T112"> <text:s/></text:span></text:span></text:p>
          </table:table-cell>
          <table:covered-table-cell/>
          <table:table-cell table:style-name="Table3.C4" table:number-columns-spanned="2" office:value-type="string">
            <text:p text:style-name="P19"><text:span text:style-name="_30_._20_CV"><text:span text:style-name="T125">2021 </text:span></text:span><text:span text:style-name="_30_._20_CV"><text:span text:style-name="T123">– </text:span></text:span><text:span text:style-name="_30_._20_CV"><text:span text:style-name="T128">2</text:span></text:span><text:span text:style-name="_30_._20_CV"><text:span text:style-name="T88">023</text:span></text:span></text:p>
            <text:p text:style-name="P19"><text:span text:style-name="Subtitle"><text:span text:style-name="T44">Sherbrooke</text:span></text:span><text:span text:style-name="Subtitle"><text:span text:style-name="T40">, </text:span></text:span><text:span text:style-name="Subtitle"><text:span text:style-name="T41">Canad</text:span></text:span><text:span text:style-name="Subtitle"><text:span text:style-name="T98">a</text:span></text:span></text:p>
          </table:table-cell>
          <table:covered-table-cell/>
        </table:table-row>
        <table:table-row>
          <table:table-cell table:style-name="Table3.A5" table:number-columns-spanned="4" office:value-type="string">
            <text:list xml:id="list650548517" text:style-name="L2">
              <text:list-item>
                <text:p text:style-name="P77"><text:span text:style-name="Text_20_emphasis"><text:span text:style-name="T17">Développement </text:span></text:span><text:span text:style-name="Text_20_no-Emphasis"><text:span text:style-name="T17">d’extension </text:span></text:span><text:span text:style-name="Text_20_no-Emphasis"><text:span text:style-name="T18">Chrome</text:span></text:span><text:span text:style-name="Text_20_no-Emphasis"><text:span text:style-name="T17"> et de scripts </text:span></text:span><text:span text:style-name="Text_20_no-Emphasis"><text:span text:style-name="T18">en géomatique</text:span></text:span></text:p>
              </text:list-item>
              <text:list-item>
                <text:p text:style-name="P77"><text:span text:style-name="Text_20_emphasis"><text:span text:style-name="T31">Surveillance</text:span></text:span><text:span text:style-name="_30_._20_CV"><text:span text:style-name="T35"> </text:span></text:span><text:span text:style-name="Text_20_no-Emphasis"><text:span text:style-name="T31">de banc de tests </text:span></text:span><text:span text:style-name="Text_20_no-Emphasis"><text:span text:style-name="T32">et</text:span></text:span><text:span text:style-name="Text_20_no-Emphasis"><text:span text:style-name="T31"> </text:span></text:span><text:span text:style-name="Text_20_no-Emphasis"><text:span text:style-name="T32">d’équipement</text:span></text:span><text:span text:style-name="Text_20_no-Emphasis"><text:span text:style-name="T33">s</text:span></text:span><text:span text:style-name="Text_20_no-Emphasis"><text:span text:style-name="T32"> en mer</text:span></text:span></text:p>
              </text:list-item>
            </text:list>
          </table:table-cell>
          <table:covered-table-cell/>
          <table:covered-table-cell/>
          <table:covered-table-cell/>
        </table:table-row>
        <table:table-row table:style-name="Table3.6">
          <table:table-cell table:style-name="Table3.A4" table:number-columns-spanned="2" office:value-type="string">
            <text:p text:style-name="P28"><text:span text:style-name="Title"><text:span text:style-name="T81">Chargé de </text:span></text:span><text:span text:style-name="Title"><text:span text:style-name="T83">p</text:span></text:span><text:span text:style-name="Title"><text:span text:style-name="T81">rojets</text:span></text:span></text:p>
            <text:p text:style-name="P27"><text:span text:style-name="Subtitle"><text:span text:style-name="T61">Organisme des bassins versants</text:span></text:span><text:span text:style-name="Subtitle"> Vaudreuil-Soulanges</text:span></text:p>
            <text:p text:style-name="P10"><text:span text:style-name="Subtitle"><text:span text:style-name="T135">Conseil de l'eau Ga</text:span></text:span><text:span text:style-name="Subtitle"><text:span text:style-name="T141">­</text:span></text:span><text:span text:style-name="Subtitle"><text:span text:style-name="T135">spésie Sud</text:span></text:span><text:bookmark text:name="__DdeLink__518_2290474315"/><text:span text:style-name="Subtitle"><text:span text:style-name="T117"> </text:span></text:span><text:span text:style-name="Subtitle"><text:span text:style-name="T39"><text:s text:c="2"/></text:span></text:span><text:span text:style-name="Subtitle"><text:span text:style-name="T118"><text:s text:c="2"/></text:span></text:span><text:span text:style-name="Subtitle"><text:span text:style-name="T135"><text:s text:c="2"/></text:span></text:span><text:span text:style-name="Subtitle"><text:span text:style-name="T118"><text:s/></text:span></text:span><text:span text:style-name="Subtitle"><text:span text:style-name="T135"><text:s/></text:span></text:span><text:span text:style-name="Subtitle"><text:span text:style-name="T39"><text:s/></text:span></text:span></text:p>
          </table:table-cell>
          <table:covered-table-cell/>
          <table:table-cell table:style-name="Table3.C4" table:number-columns-spanned="2" office:value-type="string">
            <text:p text:style-name="P43"><text:span text:style-name="_30_._20_CV"><text:span text:style-name="T43">20</text:span></text:span><text:span text:style-name="_30_._20_CV"><text:span text:style-name="T40">1</text:span></text:span><text:span text:style-name="_30_._20_CV"><text:span text:style-name="T61">8</text:span></text:span><text:span text:style-name="_30_._20_CV"> </text:span><text:span text:style-name="_30_._20_CV"><text:span text:style-name="T41">– </text:span></text:span><text:span text:style-name="_30_._20_CV"><text:span text:style-name="T43">20</text:span></text:span><text:span text:style-name="_30_._20_CV"><text:span text:style-name="T40">20</text:span></text:span></text:p>
            <text:p text:style-name="P17"><text:span text:style-name="Subtitle">Saint-</text:span><text:span text:style-name="Subtitle"><text:span text:style-name="T40">Polycarpe, </text:span></text:span><text:span text:style-name="Subtitle"><text:span text:style-name="T41">Canad</text:span></text:span><text:span text:style-name="Subtitle"><text:span text:style-name="T98">a</text:span></text:span></text:p>
            <text:p text:style-name="P18"><text:span text:style-name="Subtitle"><text:span text:style-name="T40">Bonaventure, </text:span></text:span><text:span text:style-name="Subtitle"><text:span text:style-name="T41">Canad</text:span></text:span><text:span text:style-name="Subtitle"><text:span text:style-name="T98">a</text:span></text:span></text:p>
          </table:table-cell>
          <table:covered-table-cell/>
        </table:table-row>
        <table:table-row table:style-name="Table3.7">
          <table:table-cell table:style-name="Table3.A7" table:number-columns-spanned="4" office:value-type="string">
            <text:list text:style-name="L3">
              <text:list-item>
                <text:p text:style-name="P81"><text:span text:style-name="Text_20_emphasis"><text:span text:style-name="T147">P</text:span></text:span><text:span text:style-name="Text_20_emphasis"><text:span text:style-name="T101">lanification</text:span></text:span><text:span text:style-name="_30_._20_CV"> </text:span><text:span text:style-name="Text_20_no-Emphasis"><text:span text:style-name="T101">de projets en conservation de milieux riverains</text:span></text:span></text:p>
              </text:list-item>
              <text:list-item>
                <text:p text:style-name="P82"><text:span text:style-name="Text_20_emphasis"><text:span text:style-name="T128">C</text:span></text:span><text:span text:style-name="Text_20_emphasis"><text:span text:style-name="T88">ollaboration</text:span></text:span><text:span text:style-name="_30_._20_CV"><text:span text:style-name="T88"> </text:span></text:span><text:span text:style-name="Text_20_no-Emphasis"><text:span text:style-name="T128">a</text:span></text:span><text:span text:style-name="Text_20_no-Emphasis"><text:span text:style-name="T88">vec des acteurs municipaux, agricoles et particuliers</text:span></text:span></text:p>
              </text:list-item>
            </text:list>
          </table:table-cell>
          <table:covered-table-cell/>
          <table:covered-table-cell/>
          <table:covered-table-cell/>
        </table:table-row>
        <text:soft-page-break/>
        <table:table-row>
          <table:table-cell table:style-name="Table3.A8" table:number-columns-spanned="2" office:value-type="string">
            <text:p text:style-name="P20"><text:span text:style-name="Title"><text:span text:style-name="T133">S</text:span></text:span><text:span text:style-name="Title"><text:span text:style-name="T93">upport </text:span></text:span><text:span text:style-name="Title"><text:span text:style-name="T95">t</text:span></text:span><text:span text:style-name="Title"><text:span text:style-name="T93">echnique</text:span></text:span></text:p>
            <text:p text:style-name="P5"><text:span text:style-name="Subtitle"><text:span text:style-name="T136">Sykes </text:span></text:span><text:span text:style-name="Subtitle"><text:span text:style-name="T137">Enterprises</text:span></text:span></text:p>
          </table:table-cell>
          <table:covered-table-cell/>
          <table:table-cell table:style-name="Table3.C8" table:number-columns-spanned="2" office:value-type="string">
            <text:p text:style-name="P30"><text:span text:style-name="_30_._20_CV"><text:span text:style-name="T121">20</text:span></text:span><text:span text:style-name="_30_._20_CV"><text:span text:style-name="T126">1</text:span></text:span><text:span text:style-name="_30_._20_CV"><text:span text:style-name="T127">7</text:span></text:span><text:span text:style-name="_30_._20_CV"><text:span text:style-name="T122"> </text:span></text:span><text:span text:style-name="_30_._20_CV"><text:span text:style-name="T123">– </text:span></text:span><text:span text:style-name="_30_._20_CV"><text:span text:style-name="T121">20</text:span></text:span><text:span text:style-name="_30_._20_CV"><text:span text:style-name="T126">1</text:span></text:span><text:span text:style-name="_30_._20_CV"><text:span text:style-name="T127">8</text:span></text:span></text:p>
            <text:p text:style-name="P19"><text:span text:style-name="Subtitle"><text:span text:style-name="T40">Sherbrooke, </text:span></text:span><text:span text:style-name="Subtitle"><text:span text:style-name="T41">Canada</text:span></text:span></text:p>
          </table:table-cell>
          <table:covered-table-cell/>
        </table:table-row>
        <table:table-row>
          <table:table-cell table:style-name="Table3.A9" table:number-columns-spanned="4" office:value-type="string">
            <text:list text:continue-list="list650548517" text:style-name="L2">
              <text:list-item>
                <text:p text:style-name="P65"><text:span text:style-name="Text_20_emphasis"><text:span text:style-name="T74">Assistance bilingue </text:span></text:span><text:span text:style-name="Text_20_no-Emphasis"><text:span text:style-name="T74">la clientèle d’un fournisseur en téléphonie</text:span></text:span></text:p>
              </text:list-item>
              <text:list-item>
                <text:p text:style-name="P65"><text:span text:style-name="Text_20_emphasis"><text:span text:style-name="T74">Remplacemen</text:span></text:span><text:span text:style-name="Text_20_emphasis"><text:span text:style-name="T78">t</text:span></text:span><text:span text:style-name="_30_._20_CV"><text:span text:style-name="T74"> </text:span></text:span><text:span text:style-name="Text_20_no-Emphasis"><text:span text:style-name="T78">en tant que superviseur de</text:span></text:span><text:span text:style-name="Text_20_no-Emphasis"><text:span text:style-name="T74"> plancher </text:span></text:span><text:span text:style-name="Text_20_no-Emphasis"><text:span text:style-name="T78">et formateur</text:span></text:span></text:p>
              </text:list-item>
            </text:list>
          </table:table-cell>
          <table:covered-table-cell/>
          <table:covered-table-cell/>
          <table:covered-table-cell/>
        </table:table-row>
        <table:table-row>
          <table:table-cell table:style-name="Table3.A8" table:number-columns-spanned="2" office:value-type="string">
            <text:p text:style-name="P21"><text:span text:style-name="Title"><text:span text:style-name="T93">Entrepreneur </text:span></text:span><text:span text:style-name="Title"><text:span text:style-name="T95">a</text:span></text:span><text:span text:style-name="Title"><text:span text:style-name="T93">gricole</text:span></text:span><text:span text:style-name="Title"> </text:span></text:p>
            <text:p text:style-name="P6"><text:span text:style-name="Subtitle"><text:span text:style-name="T134">Éc</text:span></text:span><text:bookmark-start text:name="__DdeLink__532_2290474315"/><text:span text:style-name="Subtitle"><text:span text:style-name="T134">ollab (</text:span></text:span><text:span text:style-name="Subtitle"><text:span text:style-name="T142">d</text:span></text:span><text:span text:style-name="Subtitle"><text:span text:style-name="T96">evenu</text:span></text:span><text:span text:style-name="Subtitle"><text:span text:style-name="T134"> Agropol)</text:span></text:span><text:bookmark-end text:name="__DdeLink__532_2290474315"/></text:p>
          </table:table-cell>
          <table:covered-table-cell/>
          <table:table-cell table:style-name="Table3.C8" table:number-columns-spanned="2" office:value-type="string">
            <text:p text:style-name="P19"><text:span text:style-name="_30_._20_CV"><text:span text:style-name="T121">20</text:span></text:span><text:span text:style-name="_30_._20_CV"><text:span text:style-name="T126">16</text:span></text:span><text:span text:style-name="_30_._20_CV"><text:span text:style-name="T122"> </text:span></text:span><text:span text:style-name="_30_._20_CV"><text:span text:style-name="T123">– </text:span></text:span><text:span text:style-name="_30_._20_CV"><text:span text:style-name="T121">20</text:span></text:span><text:span text:style-name="_30_._20_CV"><text:span text:style-name="T126">17</text:span></text:span></text:p>
            <text:p text:style-name="P19"><text:span text:style-name="Subtitle"><text:span text:style-name="T40">Sherbrooke, </text:span></text:span><text:span text:style-name="Subtitle"><text:span text:style-name="T41">Canada</text:span></text:span></text:p>
          </table:table-cell>
          <table:covered-table-cell/>
        </table:table-row>
        <table:table-row>
          <table:table-cell table:style-name="Table3.A11" table:number-columns-spanned="4" office:value-type="string">
            <text:list text:continue-numbering="true" text:style-name="L2">
              <text:list-item>
                <text:p text:style-name="P70"><text:span text:style-name="Text_20_emphasis">Production </text:span><text:span text:style-name="Text_20_emphasis"><text:span text:style-name="T102">maraîchère</text:span></text:span><text:span text:style-name="_30_._20_CV"><text:span text:style-name="T102"> </text:span></text:span><text:span text:style-name="Text_20_no-Emphasis"><text:span text:style-name="T102">de micropousses, miel et légumes</text:span></text:span></text:p>
              </text:list-item>
              <text:list-item>
                <text:p text:style-name="P70"><text:span text:style-name="Text_20_emphasis"><text:span text:style-name="T102">Vente directe</text:span></text:span><text:span text:style-name="_30_._20_CV"><text:span text:style-name="_30_._20_CV"><text:span text:style-name="T102"> </text:span></text:span></text:span><text:span text:style-name="Text_20_no-Emphasis"><text:span text:style-name="T102">en marchés et en restauration</text:span></text:span></text:p>
              </text:list-item>
            </text:list>
          </table:table-cell>
          <table:covered-table-cell/>
          <table:covered-table-cell/>
          <table:covered-table-cell/>
        </table:table-row>
        <table:table-row>
          <table:table-cell table:style-name="Table3.A8" table:number-columns-spanned="2" office:value-type="string">
            <text:p text:style-name="P24"><text:span text:style-name="Title"><text:span text:style-name="T131">Analyst</text:span></text:span><text:span text:style-name="Title"><text:span text:style-name="T133">e</text:span></text:span><text:span text:style-name="Title"><text:span text:style-name="T94"> </text:span></text:span><text:span text:style-name="Title"><text:span text:style-name="T132">(</text:span></text:span><text:span text:style-name="Title"><text:span text:style-name="T93">stage de </text:span></text:span><text:span text:style-name="Title"><text:span text:style-name="T132">4 </text:span></text:span><text:span text:style-name="Title"><text:span text:style-name="T133">m</text:span></text:span><text:span text:style-name="Title"><text:span text:style-name="T93">ois</text:span></text:span><text:span text:style-name="Title"><text:span text:style-name="T132">)</text:span></text:span></text:p>
            <text:p text:style-name="P11"><text:span text:style-name="Subtitle"><text:span text:style-name="T142">M</text:span></text:span><text:span text:style-name="Subtitle"><text:span text:style-name="T96">inistère de l’environnement du Québec</text:span></text:span><text:span text:style-name="Subtitle"><text:span text:style-name="T134"> (MELCC)</text:span></text:span></text:p>
          </table:table-cell>
          <table:covered-table-cell/>
          <table:table-cell table:style-name="Table3.C8" table:number-columns-spanned="2" office:value-type="string">
            <text:p text:style-name="P44"><text:span text:style-name="_30_._20_CV">2016</text:span></text:p>
            <text:p text:style-name="P19"><text:span text:style-name="Subtitle"><text:span text:style-name="T41">Rimouski</text:span></text:span><text:span text:style-name="Subtitle"><text:span text:style-name="T40">, </text:span></text:span><text:span text:style-name="Subtitle"><text:span text:style-name="T41">Canada</text:span></text:span></text:p>
          </table:table-cell>
          <table:covered-table-cell/>
        </table:table-row>
        <table:table-row>
          <table:table-cell table:style-name="Table3.A13" table:number-columns-spanned="4" office:value-type="string">
            <text:list text:continue-numbering="true" text:style-name="L2">
              <text:list-item>
                <text:p text:style-name="P71"><text:span text:style-name="Text_20_emphasis"><text:span text:style-name="T102">Traitement</text:span></text:span><text:span text:style-name="Text_20_no-Emphasis"><text:span text:style-name="T102"> des demandes de certificats d’autorisation <text:s/></text:span></text:span></text:p>
              </text:list-item>
              <text:list-item>
                <text:p text:style-name="P71"><text:span text:style-name="Text_20_emphasis"><text:span text:style-name="T102">Rédaction </text:span></text:span><text:span text:style-name="Text_20_no-Emphasis"><text:span text:style-name="T102">de rapports et de communications</text:span></text:span></text:p>
              </text:list-item>
            </text:list>
          </table:table-cell>
          <table:covered-table-cell/>
          <table:covered-table-cell/>
          <table:covered-table-cell/>
        </table:table-row>
        <table:table-row>
          <table:table-cell table:style-name="Table3.A14" table:number-columns-spanned="2" office:value-type="string">
            <text:p text:style-name="P34"><text:span text:style-name="Title"><text:span text:style-name="T145">A</text:span></text:span><text:span text:style-name="Title"><text:span text:style-name="T103">ssistant de Recherche </text:span></text:span><text:span text:style-name="Title"><text:span text:style-name="T144">(</text:span></text:span><text:span text:style-name="Title"><text:span text:style-name="T145">s</text:span></text:span><text:span text:style-name="Title"><text:span text:style-name="T103">tages de 4 mois</text:span></text:span><text:span text:style-name="Title"><text:span text:style-name="T144">)</text:span></text:span></text:p>
            <text:p text:style-name="P34"><text:span text:style-name="Subtitle"><text:span text:style-name="T137">Lab d’écologie végétale </text:span></text:span><text:span text:style-name="Subtitle"><text:span text:style-name="T134">(Université de Sherbrooke)</text:span></text:span></text:p>
            <text:p text:style-name="P22"><text:span text:style-name="Subtitle"><text:span text:style-name="T59">Lab </text:span></text:span><text:span text:style-name="Subtitle"><text:span text:style-name="T152">d’</text:span></text:span><text:span text:style-name="Subtitle"><text:span text:style-name="T105">entomologie tropicale </text:span></text:span><text:span text:style-name="Subtitle"><text:span text:style-name="T63"><text:s/></text:span></text:span><text:bookmark-start text:name="__DdeLink__543_2290474315"/><text:span text:style-name="Subtitle"><text:span text:style-name="T42">(</text:span></text:span><text:span text:style-name="Subtitle"><text:span text:style-name="T58">E</text:span></text:span><text:span text:style-name="Subtitle"><text:span text:style-name="T42">COFOG)</text:span></text:span><text:bookmark-end text:name="__DdeLink__543_2290474315"/></text:p>
            <text:p text:style-name="P7"><text:span text:style-name="Subtitle"><text:span text:style-name="T143">L</text:span></text:span><text:span text:style-name="Subtitle"><text:span text:style-name="T97">ab de conservation d’escargots</text:span></text:span><text:span text:style-name="Subtitle"><text:span text:style-name="T138"> </text:span></text:span><text:span text:style-name="Subtitle"><text:span text:style-name="T139">(Univeristy of Honolulu)</text:span></text:span><text:span text:style-name="Subtitle"><text:span text:style-name="T119"> </text:span></text:span><text:span text:style-name="Subtitle"><text:span text:style-name="T118"><text:s/></text:span></text:span><text:span text:style-name="Subtitle"><text:span text:style-name="T116"><text:s/></text:span></text:span></text:p>
          </table:table-cell>
          <table:covered-table-cell/>
          <table:table-cell table:style-name="Table3.C14" table:number-columns-spanned="2" office:value-type="string">
            <text:p text:style-name="P43"><text:span text:style-name="_30_._20_CV"><text:span text:style-name="T43">201</text:span></text:span><text:span text:style-name="_30_._20_CV"><text:span text:style-name="T60">4</text:span></text:span><text:span text:style-name="_30_._20_CV"> </text:span><text:span text:style-name="_30_._20_CV"><text:span text:style-name="T41">– </text:span></text:span><text:span text:style-name="_30_._20_CV"><text:span text:style-name="T43">20</text:span></text:span><text:span text:style-name="_30_._20_CV"><text:span text:style-name="T40">16</text:span></text:span></text:p>
            <text:p text:style-name="P17"><text:span text:style-name="Subtitle"><text:span text:style-name="T40">Sherbrooke, </text:span></text:span><text:span text:style-name="Subtitle"><text:span text:style-name="T41">Canada</text:span></text:span></text:p>
            <text:p text:style-name="P23"><text:span text:style-name="Subtitle"><text:span text:style-name="T156">Kourou, </text:span></text:span><text:span text:style-name="Subtitle"><text:span text:style-name="T157">G</text:span></text:span><text:span text:style-name="Subtitle"><text:span text:style-name="T158">uyane Française</text:span></text:span></text:p>
            <text:p text:style-name="P23"><text:span text:style-name="Subtitle">Honolulu, </text:span><text:span text:style-name="Subtitle"><text:span text:style-name="T148">É</text:span></text:span><text:span text:style-name="Subtitle"><text:span text:style-name="T102">tats-Unis</text:span></text:span></text:p>
          </table:table-cell>
          <table:covered-table-cell/>
        </table:table-row>
        <table:table-row table:style-name="Table3.15">
          <table:table-cell table:style-name="Table3.A15" table:number-columns-spanned="4" office:value-type="string">
            <text:list text:continue-numbering="true" text:style-name="L2">
              <text:list-item>
                <text:p text:style-name="P66"><text:span text:style-name="Text_20_emphasis"><text:span text:style-name="T104">Suivi de protocoles</text:span></text:span><text:span text:style-name="_30_._20_CV"><text:span text:style-name="T104"> </text:span></text:span><text:span text:style-name="Text_20_no-Emphasis"><text:span text:style-name="T104">rigoureux sur le terrain et en laboratoire</text:span></text:span></text:p>
              </text:list-item>
              <text:list-item>
                <text:p text:style-name="P67"><text:span text:style-name="Text_20_emphasis">Rev</text:span><text:span text:style-name="Text_20_emphasis"><text:span text:style-name="T149">u</text:span></text:span><text:span text:style-name="Text_20_emphasis"><text:span text:style-name="T104">e de littérature</text:span></text:span><text:span text:style-name="_30_._20_CV"><text:span text:style-name="T104"> </text:span></text:span><text:span text:style-name="Text_20_no-Emphasis"><text:span text:style-name="T104">scientifique pour l’analyse et la rédaction</text:span></text:span></text:p>
              </text:list-item>
            </text:list>
          </table:table-cell>
          <table:covered-table-cell/>
          <table:covered-table-cell/>
          <table:covered-table-cell/>
        </table:table-row>
      </table:table>
      <table:table table:name="Table1" table:style-name="Table1">
        <table:table-column table:style-name="Table1.A"/>
        <table:table-column table:style-name="Table1.B"/>
        <table:table-row>
          <table:table-cell table:style-name="Table1.A1" table:number-columns-spanned="2" office:value-type="string">
            <text:p text:style-name="P37"><text:span text:style-name="Section"><text:span text:style-name="Section"><text:span text:style-name="T105">É</text:span></text:span></text:span><text:span text:style-name="Section">ducation</text:span></text:p>
          </table:table-cell>
          <table:covered-table-cell/>
        </table:table-row>
        <table:table-row table:style-name="Table1.2">
          <table:table-cell table:style-name="Table1.A2" office:value-type="string">
            <text:p text:style-name="P1"/>
            <text:p text:style-name="P12"><text:span text:style-name="Title"><text:span text:style-name="T105">Développement en mégadonnées</text:span></text:span></text:p>
            <text:p text:style-name="P9"><text:span text:style-name="Subtitle"><text:span text:style-name="T143">A</text:span></text:span><text:span text:style-name="Subtitle"><text:span text:style-name="T97">ttestation d’études collégiales </text:span></text:span><text:span text:style-name="Subtitle"><text:span text:style-name="T140">(</text:span></text:span><text:span text:style-name="Subtitle"><text:span text:style-name="T134">AEC</text:span></text:span><text:span text:style-name="Subtitle"><text:span text:style-name="T140">)</text:span></text:span></text:p>
          </table:table-cell>
          <table:table-cell table:style-name="Table1.B2" office:value-type="string">
            <text:p text:style-name="P47"/>
            <text:p text:style-name="P25"><text:span text:style-name="_30_._20_CV"><text:span text:style-name="T120">202</text:span></text:span><text:span text:style-name="_30_._20_CV"><text:span text:style-name="T130">2</text:span></text:span><text:span text:style-name="_30_._20_CV"><text:span text:style-name="T120"> – </text:span></text:span><text:span text:style-name="_30_._20_CV"><text:span text:style-name="T129">2</text:span></text:span><text:span text:style-name="_30_._20_CV"><text:span text:style-name="T90">024</text:span></text:span><text:span text:style-name="T34"> </text:span></text:p>
            <text:p text:style-name="P25"><text:span text:style-name="Subtitle">Collège Bois-de-Boulogne</text:span><text:span text:style-name="T62">­</text:span></text:p>
          </table:table-cell>
        </table:table-row>
        <table:table-row table:style-name="Table1.2">
          <table:table-cell table:style-name="Table1.A3" table:number-columns-spanned="2" office:value-type="string">
            <text:list text:continue-numbering="true" text:style-name="L2">
              <text:list-item>
                <text:p text:style-name="P69"><text:span text:style-name="Text_20_emphasis"><text:span text:style-name="T76">Gestion et traitements </text:span></text:span><text:span text:style-name="Text_20_no-Emphasis"><text:span text:style-name="T76">de données </text:span></text:span><text:span text:style-name="Text_20_no-Emphasis"><text:span text:style-name="T79">distribuées en parallèle</text:span></text:span></text:p>
              </text:list-item>
              <text:list-item>
                <text:p text:style-name="P69"><text:span text:style-name="Text_20_emphasis"><text:span text:style-name="T114">O</text:span></text:span><text:span text:style-name="Text_20_emphasis"><text:span text:style-name="T75">utils </text:span></text:span><text:span text:style-name="Text_20_emphasis"><text:span text:style-name="T111">big data </text:span></text:span><text:span text:style-name="Text_20_emphasis"><text:span text:style-name="T115">et ETL</text:span></text:span><text:span text:style-name="Text_20_emphasis"><text:span text:style-name="T111"> </text:span></text:span><text:span text:style-name="Text_20_no-Emphasis"><text:span text:style-name="T75">comme </text:span></text:span><text:span text:style-name="Text_20_no-Emphasis"><text:span text:style-name="T113">Spark, Hadoop, Kafka, Flink, </text:span></text:span><text:span text:style-name="Text_20_no-Emphasis"><text:span text:style-name="T115">AIrflow</text:span></text:span><text:span text:style-name="Text_20_no-Emphasis"><text:span text:style-name="T113"> </text:span></text:span><text:span text:style-name="Text_20_no-Emphasis"><text:span text:style-name="T114">e</text:span></text:span><text:span text:style-name="Text_20_no-Emphasis"><text:span text:style-name="T75">t plus</text:span></text:span></text:p>
              </text:list-item>
            </text:list>
          </table:table-cell>
          <table:covered-table-cell/>
        </table:table-row>
        <table:table-row table:style-name="Table1.4">
          <table:table-cell table:style-name="Table1.A4" office:value-type="string">
            <text:p text:style-name="P46"><text:span text:style-name="Title"><text:span text:style-name="T105">Géomatique</text:span></text:span></text:p>
            <text:p text:style-name="P8"><text:span text:style-name="Subtitle"><text:span text:style-name="T143">D</text:span></text:span><text:span text:style-name="Subtitle"><text:span text:style-name="T97">iplôme d’études</text:span></text:span><text:span text:style-name="Subtitle"><text:span text:style-name="T134"> </text:span></text:span><text:span text:style-name="Subtitle"><text:span text:style-name="T97">supérieures spécialisées </text:span></text:span><text:span text:style-name="Subtitle"><text:span text:style-name="T140">(</text:span></text:span><text:span text:style-name="Subtitle"><text:span text:style-name="T134">DESS</text:span></text:span><text:span text:style-name="Subtitle"><text:span text:style-name="T140">)</text:span></text:span></text:p>
          </table:table-cell>
          <table:table-cell table:style-name="Table1.B4" office:value-type="string">
            <text:p text:style-name="P45"><text:span text:style-name="_30_._20_CV">2020 – 2021</text:span></text:p>
            <text:p text:style-name="P25"><text:span text:style-name="Subtitle">Université de Sherbrooke</text:span></text:p>
          </table:table-cell>
        </table:table-row>
        <table:table-row table:style-name="Table1.4">
          <table:table-cell table:style-name="Table1.A5" table:number-columns-spanned="2" office:value-type="string">
            <text:list text:continue-numbering="true" text:style-name="L2">
              <text:list-item>
                <text:p text:style-name="P68"><text:span text:style-name="Text_20_emphasis"><text:span text:style-name="T114">D</text:span></text:span><text:span text:style-name="Text_20_emphasis"><text:span text:style-name="T75">onnées géospatiales </text:span></text:span><text:span text:style-name="Text_20_no-Emphasis"><text:span text:style-name="T75">aux niveaux fondamental et appliqué</text:span></text:span></text:p>
              </text:list-item>
              <text:list-item>
                <text:p text:style-name="P72"><text:span text:style-name="Text_20_emphasis"><text:span text:style-name="T153">O</text:span></text:span><text:span text:style-name="Text_20_emphasis"><text:span text:style-name="T106">utils GIS</text:span></text:span><text:span text:style-name="Text_20_emphasis"> </text:span><text:span text:style-name="Text_20_no-Emphasis"><text:span text:style-name="T153">p</text:span></text:span><text:span text:style-name="Text_20_no-Emphasis"><text:span text:style-name="T106">our la cartographie, </text:span></text:span><text:span text:style-name="Text_20_no-Emphasis"><text:span text:style-name="T108">le</text:span></text:span><text:span text:style-name="Text_20_no-Emphasis"><text:span text:style-name="T106"> traitement </text:span></text:span><text:span text:style-name="Text_20_no-Emphasis"><text:span text:style-name="T108">et l’analyse</text:span></text:span></text:p>
              </text:list-item>
            </text:list>
          </table:table-cell>
          <table:covered-table-cell/>
        </table:table-row>
        <table:table-row table:style-name="Table1.6">
          <table:table-cell table:style-name="Table1.A6" office:value-type="string">
            <text:p text:style-name="P46"><text:span text:style-name="Title"><text:span text:style-name="T105">Écologie</text:span></text:span></text:p>
            <text:p text:style-name="P29"><text:span text:style-name="Subtitle"><text:span text:style-name="T152">B</text:span></text:span><text:span text:style-name="Subtitle"><text:span text:style-name="T105">ac</text:span></text:span><text:span text:style-name="Subtitle"><text:span text:style-name="T106">c</text:span></text:span><text:span text:style-name="Subtitle"><text:span text:style-name="T105">alauréat</text:span></text:span></text:p>
          </table:table-cell>
          <table:table-cell table:style-name="Table1.B6" office:value-type="string">
            <text:p text:style-name="P45"><text:span text:style-name="_30_._20_CV">2013 – 2016</text:span></text:p>
            <text:p text:style-name="P25"><text:span text:style-name="Subtitle">Université de Sherbrooke</text:span></text:p>
          </table:table-cell>
        </table:table-row>
        <table:table-row table:style-name="Table1.6">
          <table:table-cell table:style-name="Table1.A7" table:number-columns-spanned="2" office:value-type="string">
            <text:list text:continue-numbering="true" text:style-name="L2">
              <text:list-item>
                <text:p text:style-name="P80"><text:span text:style-name="Text_20_emphasis"><text:span text:style-name="T106">Science </text:span></text:span><text:span text:style-name="Text_20_no-Emphasis"><text:span text:style-name="T106">des relations entre les organismes vivants et leurs environnements</text:span></text:span></text:p>
              </text:list-item>
              <text:list-item>
                <text:p text:style-name="P80"><text:span text:style-name="Text_20_emphasis"><text:span text:style-name="T106">Statistiques et analyse</text:span></text:span><text:span text:style-name="Text_20_no-Emphasis"><text:span text:style-name="T106"> à partir de données écologiques désordonnées</text:span></text:span></text:p>
              </text:list-item>
              <text:list-item>
                <text:p text:style-name="P83"/>
              </text:list-item>
            </text:list>
          </table:table-cell>
          <table:covered-table-cell/>
        </table:table-row>
      </table:table>
      <table:table table:name="Table5" table:style-name="Table5">
        <table:table-column table:style-name="Table5.A"/>
        <table:table-column table:style-name="Table5.B"/>
        <table:table-column table:style-name="Table5.C"/>
        <table:table-row>
          <table:table-cell table:style-name="Table5.A1" office:value-type="string">
            <text:p text:style-name="P39"><text:span text:style-name="Section"><text:span text:style-name="T104">Langues</text:span></text:span></text:p>
          </table:table-cell>
          <table:table-cell table:style-name="Table5.B1" office:value-type="string">
            <text:p text:style-name="P36"/>
          </table:table-cell>
          <table:table-cell table:style-name="Table5.A1" office:value-type="string">
            <text:p text:style-name="P40"><text:span text:style-name="Section"><text:span text:style-name="T104">Intérêts Personnels</text:span></text:span></text:p>
          </table:table-cell>
        </table:table-row>
        <table:table-row table:style-name="Table5.2">
          <table:table-cell table:style-name="Table5.A2" office:value-type="string">
            <text:list text:continue-numbering="true" text:style-name="L2">
              <text:list-header>
                <text:p text:style-name="P86"/>
              </text:list-header>
              <text:list-item>
                <text:p text:style-name="P87"><text:span text:style-name="Text_20_emphasis"><text:span text:style-name="T65">Fr</text:span></text:span><text:span text:style-name="Text_20_emphasis"><text:span text:style-name="T104">ançais</text:span></text:span><text:span text:style-name="Text_20_no-Emphasis"><text:span text:style-name="T104"> maternelle</text:span></text:span><text:span text:style-name="Text_20_no-Emphasis"> </text:span></text:p>
              </text:list-item>
              <text:list-item>
                <text:p text:style-name="P87"><text:span text:style-name="Text_20_emphasis">Serbo-</text:span><text:span text:style-name="Text_20_emphasis"><text:span text:style-name="T149">c</text:span></text:span><text:span text:style-name="Text_20_emphasis"><text:span text:style-name="T104">roate </text:span></text:span><text:span text:style-name="Text_20_no-Emphasis"><text:span text:style-name="T104">maternelle</text:span></text:span></text:p>
              </text:list-item>
              <text:list-item>
                <text:p text:style-name="P88"><text:span text:style-name="Text_20_emphasis"><text:span text:style-name="T104">Anglais</text:span></text:span><text:span text:style-name="_30_._20_CV"><text:span text:style-name="T104"> </text:span></text:span><text:span text:style-name="Text_20_no-Emphasis"><text:span text:style-name="T104">équivalent à maternelle</text:span></text:span></text:p>
              </text:list-item>
              <text:list-item>
                <text:p text:style-name="P88"><text:span text:style-name="Text_20_emphasis"><text:span text:style-name="T104">Espagnol</text:span></text:span><text:span text:style-name="_30_._20_CV"><text:span text:style-name="T104"> </text:span></text:span><text:span text:style-name="Text_20_no-Emphasis"><text:span text:style-name="T104">intermédiaire</text:span></text:span></text:p>
              </text:list-item>
            </text:list>
          </table:table-cell>
          <table:table-cell table:style-name="Table5.B2" office:value-type="string">
            <text:p text:style-name="P51"/>
          </table:table-cell>
          <table:table-cell table:style-name="Table5.C2" office:value-type="string">
            <text:list text:continue-numbering="true" text:style-name="L2">
              <text:list-header>
                <text:p text:style-name="P73"/>
              </text:list-header>
              <text:list-item>
                <text:p text:style-name="P74"><text:span text:style-name="Text_20_emphasis"><text:span text:style-name="T104">Voyage</text:span></text:span><text:span text:style-name="Text_20_no-Emphasis"><text:span text:style-name="T104"> et </text:span></text:span><text:span text:style-name="Text_20_emphasis"><text:span text:style-name="T104">nature</text:span></text:span></text:p>
              </text:list-item>
              <text:list-item>
                <text:p text:style-name="P74"><text:span text:style-name="Text_20_emphasis"><text:span text:style-name="T104">Course</text:span></text:span><text:span text:style-name="Text_20_no-Emphasis"><text:span text:style-name="T104"> </text:span></text:span><text:span text:style-name="Text_20_emphasis"><text:span text:style-name="T104">à pied </text:span></text:span><text:span text:style-name="Text_20_no-Emphasis"><text:span text:style-name="T104">et </text:span></text:span><text:span text:style-name="Text_20_emphasis"><text:span text:style-name="T106">entraînement</text:span></text:span></text:p>
              </text:list-item>
              <text:list-item>
                <text:p text:style-name="P89"><text:span text:style-name="Text_20_emphasis"><text:span text:style-name="T106">Cuisine</text:span></text:span><text:span text:style-name="Text_20_no-Emphasis"><text:span text:style-name="T106"> et </text:span></text:span><text:span text:style-name="Text_20_emphasis"><text:span text:style-name="T106">alimentation</text:span></text:span></text:p>
              </text:list-item>
              <text:list-item>
                <text:p text:style-name="P89"><text:span text:style-name="Text_20_emphasis"><text:span text:style-name="T106">Développement informatique</text:span></text:span></text:p>
              </text:list-item>
            </text:list>
          </table:table-cell>
        </table:table-row>
      </table:table>
      <text:p text:style-name="P50"><text:soft-page-brea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 " svg:font-family="Calibri" style:font-family-generic="swiss"/>
    <style:font-face style:name="Calibri Light" svg:font-family="'Calibri Light'" style:font-family-generic="swiss" style:font-pitch="variable"/>
    <style:font-face style:name="Calibri Light1" svg:font-family="'Calibri Light'" style:font-adornments="Regular" style:font-family-generic="swiss" style:font-pitch="variable"/>
    <style:font-face style:name="Calibri1" svg:font-family="Calibri"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tyle:font-family-generic="swiss"/>
    <style:font-face style:name="Open sans" svg:font-family="'Open sans'" style:font-family-generic="swiss"/>
    <style:font-face style:name="OpenSymbol" svg:font-family="OpenSymbol" style:font-charset="x-symbol"/>
    <style:font-face style:name="Source Code Pro Black" svg:font-family="'Source Code Pro Black'"/>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CA"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Text_20_no-Emphasis" style:display-name="Text no-Emphasis" style:family="text" style:parent-style-name="_30_._20_CV">
      <style:text-properties fo:color="#808080" loext:opacity="100%" style:font-name="Calibri Light" fo:font-family="'Calibri Light'" style:font-family-generic="swiss" style:font-pitch="variable"/>
    </style:style>
    <style:style style:name="Subtitle" style:family="text" style:parent-style-name="_30_._20_CV">
      <style:text-properties fo:color="#999999" loext:opacity="100%" fo:font-style="italic"/>
    </style:style>
    <style:style style:name="Title" style:family="text" style:parent-style-name="_30_._20_CV">
      <style:text-properties fo:font-weight="bold"/>
    </style:style>
    <style:style style:name="Section" style:family="text" style:parent-style-name="_30_._20_CV">
      <style:text-properties fo:font-size="14pt" fo:font-weight="bold"/>
    </style:style>
    <style:style style:name="_30_._20_CV" style:display-name="0. CV" style:family="text">
      <style:text-properties fo:color="#000000" loext:opacity="100%" style:font-name="Calibri Light1" fo:font-family="'Calibri Light'" style:font-style-name="Regular" style:font-family-generic="swiss" style:font-pitch="variable" fo:font-weight="250"/>
    </style:style>
    <style:style style:name="Text_20_emphasis" style:display-name="Text emphasis" style:family="text" style:parent-style-name="_30_._20_CV">
      <style:text-properties style:font-name="Calibri1" fo:font-family="Calibri" style:font-style-name="Regular" style:font-family-generic="swiss" style:font-pitch="variable"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59cm" fo:page-height="27.94cm" style:num-format="1" style:print-orientation="portrait" fo:margin-top="2cm" fo:margin-bottom="1.499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4-17T20:58:09.255000000</meta:creation-date>
    <dc:date>2024-06-10T14:50:46.869253483</dc:date>
    <meta:editing-duration>P3DT8H28M25S</meta:editing-duration>
    <meta:editing-cycles>55</meta:editing-cycles>
    <meta:generator>LibreOffice/24.2.3.2$Linux_X86_64 LibreOffice_project/420$Build-2</meta:generator>
    <meta:print-date>2024-06-04T14:17:24.208000000</meta:print-date>
    <meta:printed-by>PDF files</meta:printed-by>
    <meta:document-statistic meta:table-count="5" meta:image-count="6" meta:object-count="0" meta:page-count="3" meta:paragraph-count="102" meta:word-count="570" meta:character-count="3964" meta:non-whitespace-character-count="3492"/>
  </office:meta>
</office:document-meta>
</file>